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2mm"/>
    </style:style>
    <style:style style:name="co2" style:family="table-column">
      <style:table-column-properties fo:break-before="auto" style:column-width="15.22mm"/>
    </style:style>
    <style:style style:name="co3" style:family="table-column">
      <style:table-column-properties fo:break-before="auto" style:column-width="12.75mm"/>
    </style:style>
    <style:style style:name="co4" style:family="table-column">
      <style:table-column-properties fo:break-before="auto" style:column-width="18.54mm"/>
    </style:style>
    <style:style style:name="co5" style:family="table-column">
      <style:table-column-properties fo:break-before="auto" style:column-width="16.99mm"/>
    </style:style>
    <style:style style:name="co6" style:family="table-column">
      <style:table-column-properties fo:break-before="auto" style:column-width="13.58mm"/>
    </style:style>
    <style:style style:name="co7" style:family="table-column">
      <style:table-column-properties fo:break-before="auto" style:column-width="21.4mm"/>
    </style:style>
    <style:style style:name="co8" style:family="table-column">
      <style:table-column-properties fo:break-before="auto" style:column-width="17.66mm"/>
    </style:style>
    <style:style style:name="co9" style:family="table-column">
      <style:table-column-properties fo:break-before="auto" style:column-width="20.37mm"/>
    </style:style>
    <style:style style:name="co10" style:family="table-column">
      <style:table-column-properties fo:break-before="auto" style:column-width="18.12mm"/>
    </style:style>
    <style:style style:name="co11" style:family="table-column">
      <style:table-column-properties fo:break-before="auto" style:column-width="17.69mm"/>
    </style:style>
    <style:style style:name="co12" style:family="table-column">
      <style:table-column-properties fo:break-before="auto" style:column-width="19.7mm"/>
    </style:style>
    <style:style style:name="co13" style:family="table-column">
      <style:table-column-properties fo:break-before="auto" style:column-width="20.71mm"/>
    </style:style>
    <style:style style:name="co14" style:family="table-column">
      <style:table-column-properties fo:break-before="auto" style:column-width="15.65mm"/>
    </style:style>
    <style:style style:name="co15" style:family="table-column">
      <style:table-column-properties fo:break-before="auto" style:column-width="25.12mm"/>
    </style:style>
    <style:style style:name="co16" style:family="table-column">
      <style:table-column-properties fo:break-before="auto" style:column-width="19.35mm"/>
    </style:style>
    <style:style style:name="co17" style:family="table-column">
      <style:table-column-properties fo:break-before="auto" style:column-width="18.93mm"/>
    </style:style>
    <style:style style:name="co18" style:family="table-column">
      <style:table-column-properties fo:break-before="auto" style:column-width="15.96mm"/>
    </style:style>
    <style:style style:name="co19" style:family="table-column">
      <style:table-column-properties fo:break-before="auto" style:column-width="16.46mm"/>
    </style:style>
    <style:style style:name="co20" style:family="table-column">
      <style:table-column-properties fo:break-before="auto" style:column-width="28.8mm"/>
    </style:style>
    <style:style style:name="co21" style:family="table-column">
      <style:table-column-properties fo:break-before="auto" style:column-width="23.48mm"/>
    </style:style>
    <style:style style:name="co22" style:family="table-column">
      <style:table-column-properties fo:break-before="auto" style:column-width="25.95mm"/>
    </style:style>
    <style:style style:name="co23" style:family="table-column">
      <style:table-column-properties fo:break-before="auto" style:column-width="44.7mm"/>
    </style:style>
    <style:style style:name="co24" style:family="table-column">
      <style:table-column-properties fo:break-before="auto" style:column-width="20.16mm"/>
    </style:style>
    <style:style style:name="co25" style:family="table-column">
      <style:table-column-properties fo:break-before="auto" style:column-width="24.11mm"/>
    </style:style>
    <style:style style:name="co26" style:family="table-column">
      <style:table-column-properties fo:break-before="auto" style:column-width="21.06mm"/>
    </style:style>
    <style:style style:name="co27" style:family="table-column">
      <style:table-column-properties fo:break-before="auto" style:column-width="30.89mm"/>
    </style:style>
    <style:style style:name="co28" style:family="table-column">
      <style:table-column-properties fo:break-before="auto" style:column-width="38.68mm"/>
    </style:style>
    <style:style style:name="co29" style:family="table-column">
      <style:table-column-properties fo:break-before="auto" style:column-width="100.21mm"/>
    </style:style>
    <style:style style:name="co30" style:family="table-column">
      <style:table-column-properties fo:break-before="auto" style:column-width="27.22mm"/>
    </style:style>
    <style:style style:name="co31" style:family="table-column">
      <style:table-column-properties fo:break-before="auto" style:column-width="51.91mm"/>
    </style:style>
    <style:style style:name="ro1" style:family="table-row">
      <style:table-row-properties style:row-height="30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26.46mm" fo:break-before="auto" style:use-optimal-row-height="true"/>
    </style:style>
    <style:style style:name="ro6" style:family="table-row">
      <style:table-row-properties style:row-height="19.05mm" fo:break-before="auto" style:use-optimal-row-height="true"/>
    </style:style>
    <style:style style:name="ro7" style:family="table-row">
      <style:table-row-properties style:row-height="10.23mm" fo:break-before="auto" style:use-optimal-row-height="true"/>
    </style:style>
    <style:style style:name="ro8" style:family="table-row">
      <style:table-row-properties style:row-height="14.82mm" fo:break-before="auto" style:use-optimal-row-height="true"/>
    </style:style>
    <style:style style:name="ro9" style:family="table-row">
      <style:table-row-properties style:row-height="15.88mm" fo:break-before="auto" style:use-optimal-row-height="true"/>
    </style:style>
    <style:style style:name="ro10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14.73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9pt" style:text-underline-style="none" style:font-size-asian="9pt" style:font-size-complex="9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9" style:family="table-cell" style:parent-style-name="Default" style:data-style-name="N1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9pt" style:text-underline-style="none" style:font-size-asian="9pt" style:font-size-complex="9pt"/>
    </style:style>
    <style:style style:name="ce1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85" style:family="table-cell" style:parent-style-name="Excel_20_Built-in_20_Check_20_Cell" style:data-style-name="N1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6" style:family="table-cell" style:parent-style-name="Default" style:data-style-name="N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8" style:family="table-cell" style:parent-style-name="Default" style:data-style-name="N1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9pt" style:text-underline-style="none" style:font-size-asian="9pt" style:font-size-complex="9pt"/>
    </style:style>
    <style:style style:name="ce2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1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5" style:family="table-cell" style:parent-style-name="Default" style:data-style-name="N1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1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58" style:family="table-cell" style:parent-style-name="Default" style:data-style-name="N1">
      <style:table-cell-properties fo:background-color="#999999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8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Check_20_Cell" style:data-style-name="N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8" style:family="table-cell" style:parent-style-name="Default">
      <style:table-cell-properties fo:background-color="#a6a6a6" fo:wrap-option="wrap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Default">
      <style:table-cell-properties fo:background-color="#a6a6a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1" style:family="table-cell" style:parent-style-name="Default" style:data-style-name="N1">
      <style:table-cell-properties fo:background-color="#a6a6a6" style:diagonal-bl-tr="none" style:diagonal-tl-br="none" fo:wrap-option="wrap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2" style:family="table-cell" style:parent-style-name="Excel_20_Built-in_20_Check_20_Cell" style:data-style-name="N1">
      <style:table-cell-properties fo:background-color="#a6a6a6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113" style:family="table-cell" style:parent-style-name="Default" style:data-style-name="N1">
      <style:table-cell-properties fo:background-color="#a6a6a6" fo:wrap-option="wrap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5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6" style:family="table-cell" style:parent-style-name="Default" style:data-style-name="N1">
      <style:table-cell-properties fo:wrap-option="wrap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121" style:family="table-cell" style:parent-style-name="Default">
      <style:text-properties fo:color="#0a00ff"/>
    </style:style>
    <style:style style:name="ce122" style:family="table-cell" style:parent-style-name="Default">
      <style:table-cell-properties fo:wrap-option="wrap"/>
      <style:text-properties fo:color="#0a00ff"/>
    </style:style>
    <style:style style:name="ce87" style:family="table-cell" style:parent-style-name="Default">
      <style:text-properties fo:color="#00a65d" fo:font-weight="bold" style:font-weight-asian="bold" style:font-weight-complex="bold"/>
    </style:style>
    <style:style style:name="ce89" style:family="table-cell" style:parent-style-name="Default">
      <style:text-properties fo:color="#00a65d"/>
    </style:style>
    <style:style style:name="ce92" style:family="table-cell" style:parent-style-name="Default">
      <style:table-cell-properties fo:wrap-option="wrap"/>
      <style:text-properties fo:color="#00a65d"/>
    </style:style>
    <style:style style:name="ce93" style:family="table-cell" style:parent-style-name="Default" style:data-style-name="N0">
      <style:text-properties fo:color="#00a65d"/>
    </style:style>
    <style:style style:name="ce94" style:family="table-cell" style:parent-style-name="Default">
      <style:text-properties fo:color="#a3238e" fo:font-weight="bold" style:font-weight-asian="bold" style:font-weight-complex="bold"/>
    </style:style>
    <style:style style:name="ce95" style:family="table-cell" style:parent-style-name="Default">
      <style:text-properties fo:color="#a3238e"/>
    </style:style>
    <style:style style:name="ce96" style:family="table-cell" style:parent-style-name="Default">
      <style:table-cell-properties fo:wrap-option="wrap"/>
      <style:text-properties fo:color="#a3238e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 Regular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complex="Lohit Devanagari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3"/>
        <table:table-column table:style-name="co2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3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" table:default-cell-style-name="ce31"/>
        <table:table-column table:style-name="co25" table:default-cell-style-name="ce31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1" table:number-columns-repeated="993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Initial procalcitonin (PCT) value</text:p>
          </table:table-cell>
          <table:table-cell table:style-name="ce78" office:value-type="string" calcext:value-type="string">
            <text:p>Diabetes Mellitus (DM) </text:p>
          </table:table-cell>
          <table:table-cell table:style-name="ce78" office:value-type="string" calcext:value-type="string">
            <text:p>Hypertension (HTN)</text:p>
          </table:table-cell>
          <table:table-cell table:style-name="ce78" office:value-type="string" calcext:value-type="string">
            <text:p>Chronic Obstructive Pulmonary Disease (COPD)</text:p>
          </table:table-cell>
          <table:table-cell table:style-name="ce78" office:value-type="string" calcext:value-type="string">
            <text:p>Coronary Artery Disease (CAD)</text:p>
          </table:table-cell>
          <table:table-cell table:style-name="ce78" office:value-type="string" calcext:value-type="string">
            <text:p>Congestive Heart Failure (CHF) </text:p>
          </table:table-cell>
          <table:table-cell table:style-name="ce85" office:value-type="string" calcext:value-type="string">
            <text:p>Chronic Kidney Disease without dialysis (CKD w/o dialysis)</text:p>
          </table:table-cell>
          <table:table-cell table:style-name="ce85" office:value-type="string" calcext:value-type="string">
            <text:p>Chronic Kidney Disease with dialysis (CKD with dialysis)</text:p>
          </table:table-cell>
          <table:table-cell table:style-name="ce86" office:value-type="string" calcext:value-type="string">
            <text:p>Atrial fibrillation (Afib) </text:p>
          </table:table-cell>
          <table:table-cell table:style-name="ce78" office:value-type="string" calcext:value-type="string">
            <text:p>Pulmonary Embolism (PE) </text:p>
          </table:table-cell>
          <table:table-cell table:style-name="ce19" office:value-type="string" calcext:value-type="string">
            <text:p>cancer </text:p>
          </table:table-cell>
          <table:table-cell table:style-name="ce20" office:value-type="string" calcext:value-type="string" table:number-columns-spanned="2" table:number-rows-spanned="1">
            <text:p>Respiration</text:p>
          </table:table-cell>
          <table:covered-table-cell table:style-name="ce1"/>
          <table:table-cell table:style-name="ce1" office:value-type="string" calcext:value-type="string">
            <text:p>Platelets</text:p>
          </table:table-cell>
          <table:table-cell table:style-name="ce1" office:value-type="string" calcext:value-type="string">
            <text:p>Bilirubin</text:p>
          </table:table-cell>
          <table:table-cell table:style-name="ce86" office:value-type="string" calcext:value-type="string">
            <text:p>Glasgow Coma Scale</text:p>
          </table:table-cell>
          <table:table-cell table:style-name="ce86" office:value-type="string" calcext:value-type="string">
            <text:p>Mean Arterial Pressure</text:p>
          </table:table-cell>
          <table:table-cell table:style-name="ce19" office:value-type="string" calcext:value-type="string">
            <text:p>Vasopressors</text:p>
          </table:table-cell>
          <table:table-cell table:style-name="ce1" office:value-type="string" calcext:value-type="string">
            <text:p>Creatinine</text:p>
          </table:table-cell>
          <table:table-cell table:style-name="ce86" office:value-type="string" calcext:value-type="string">
            <text:p>Urine output/24 hours</text:p>
          </table:table-cell>
          <table:table-cell table:style-name="ce19" office:value-type="string" calcext:value-type="string">
            <text:p>SOFA score</text:p>
          </table:table-cell>
          <table:table-cell table:style-name="ce19" office:value-type="string" calcext:value-type="string">
            <text:p>Outcome</text:p>
          </table:table-cell>
          <table:table-cell table:style-name="ce30" office:value-type="string" calcext:value-type="string">
            <text:p>Length of stay (LOS)</text:p>
          </table:table-cell>
          <table:table-cell table:style-name="ce30" office:value-type="string" calcext:value-type="string">
            <text:p>Mechanical vent</text:p>
          </table:table-cell>
          <table:table-cell table:style-name="ce30" office:value-type="string" calcext:value-type="string">
            <text:p>Anatomical site of infection </text:p>
          </table:table-cell>
          <table:table-cell table:style-name="ce35" office:value-type="string" calcext:value-type="string">
            <text:p>Extent of infection</text:p>
          </table:table-cell>
          <table:table-cell table:style-name="ce35" office:value-type="string" calcext:value-type="string">
            <text:p>Microorganism </text:p>
          </table:table-cell>
          <table:table-cell table:style-name="ce1" table:number-columns-repeated="993"/>
          <table:table-cell/>
        </table:table-row>
        <table:table-row table:style-name="ro2">
          <table:table-cell table:style-name="ce2" table:number-columns-repeated="4"/>
          <table:table-cell table:style-name="ce39" table:number-columns-repeated="9"/>
          <table:table-cell table:style-name="ce48"/>
          <table:table-cell table:style-name="ce50" office:value-type="string" calcext:value-type="string">
            <text:p>PaO2</text:p>
          </table:table-cell>
          <table:table-cell table:style-name="ce50" office:value-type="string" calcext:value-type="string">
            <text:p>FiO2</text:p>
          </table:table-cell>
          <table:table-cell table:style-name="ce51" office:value-type="string" calcext:value-type="string">
            <text:p>x10^3/microL</text:p>
          </table:table-cell>
          <table:table-cell table:style-name="ce51" office:value-type="string" calcext:value-type="string">
            <text:p>mg/dL</text:p>
          </table:table-cell>
          <table:table-cell table:style-name="ce48" table:number-columns-repeated="3"/>
          <table:table-cell table:style-name="ce51" office:value-type="string" calcext:value-type="string">
            <text:p>mg/dL</text:p>
          </table:table-cell>
          <table:table-cell table:style-name="ce58" office:value-type="string" calcext:value-type="string">
            <text:p>mL/24 hrs</text:p>
          </table:table-cell>
          <table:table-cell table:style-name="ce48"/>
          <table:table-cell table:style-name="ce39"/>
          <table:table-cell table:style-name="ce2" table:number-columns-repeated="998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.36" calcext:value-type="float">
            <text:p>1.3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256" calcext:value-type="float">
            <text:p>256</text:p>
          </table:table-cell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0.53" calcext:value-type="float">
            <text:p>30.5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307" calcext:value-type="float">
            <text:p>307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.81" calcext:value-type="float">
            <text:p>3.8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69" calcext:value-type="float">
            <text:p>69.0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.75" calcext:value-type="float">
            <text:p>4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.81" calcext:value-type="float">
            <text:p>5.81</text:p>
          </table:table-cell>
          <table:table-cell table:number-columns-repeated="9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73" calcext:value-type="float">
            <text:p>73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362" calcext:value-type="float">
            <text:p>362.00</text:p>
          </table:table-cell>
          <table:table-cell table:style-name="ce6" office:value-type="float" office:value="0.81" calcext:value-type="float">
            <text:p>0.8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.61" calcext:value-type="float">
            <text:p>1.61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21" calcext:value-type="float">
            <text:p>121.00</text:p>
          </table:table-cell>
          <table:table-cell office:value-type="float" office:value="50" calcext:value-type="float">
            <text:p>50</text:p>
          </table:table-cell>
          <table:table-cell office:value-type="float" office:value="527" calcext:value-type="float">
            <text:p>527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9.21" calcext:value-type="float">
            <text:p>39.2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73" calcext:value-type="float">
            <text:p>73.00</text:p>
          </table:table-cell>
          <table:table-cell office:value-type="float" office:value="21" calcext:value-type="float">
            <text:p>21</text:p>
          </table:table-cell>
          <table:table-cell office:value-type="float" office:value="237" calcext:value-type="float">
            <text:p>237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34" calcext:value-type="float">
            <text:p>0.34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6" office:value-type="float" office:value="74" calcext:value-type="float">
            <text:p>74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303" calcext:value-type="float">
            <text:p>303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.99" calcext:value-type="float">
            <text:p>3.99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126" calcext:value-type="float">
            <text:p>126.0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office:value-type="float" office:value="216" calcext:value-type="float">
            <text:p>216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6.02" calcext:value-type="float">
            <text:p>6.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number-columns-repeated="10" table:style-name="ce12" office:value-type="float" office:value="2" calcext:value-type="float">
            <text:p>2</text:p>
          </table:table-cell>
          <table:table-cell table:style-name="ce6" office:value-type="float" office:value="69" calcext:value-type="float">
            <text:p>69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195" calcext:value-type="float">
            <text:p>195.00</text:p>
          </table:table-cell>
          <table:table-cell table:style-name="ce6" office:value-type="float" office:value="0.8" calcext:value-type="float">
            <text:p>0.8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6" office:value-type="float" office:value="65" calcext:value-type="float">
            <text:p>65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131" calcext:value-type="float">
            <text:p>131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4.12" calcext:value-type="float">
            <text:p>64.1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6" office:value-type="float" office:value="56" calcext:value-type="float">
            <text:p>56.00</text:p>
          </table:table-cell>
          <table:table-cell table:style-name="ce6" office:value-type="float" office:value="40" calcext:value-type="float">
            <text:p>40.00</text:p>
          </table:table-cell>
          <table:table-cell table:style-name="ce6" office:value-type="float" office:value="258" calcext:value-type="float">
            <text:p>258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table:number-columns-repeated="10" table:style-name="ce12" office:value-type="float" office:value="2" calcext:value-type="float">
            <text:p>2</text:p>
          </table:table-cell>
          <table:table-cell table:style-name="ce6" office:value-type="float" office:value="112" calcext:value-type="float">
            <text:p>112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194" calcext:value-type="float">
            <text:p>194.00</text:p>
          </table:table-cell>
          <table:table-cell table:style-name="ce6" office:value-type="float" office:value="1.5" calcext:value-type="float">
            <text:p>1.5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8.18" calcext:value-type="float">
            <text:p>108.18</text:p>
          </table:table-cell>
          <table:table-cell table:number-columns-repeated="10" table:style-name="ce12" office:value-type="float" office:value="2" calcext:value-type="float">
            <text:p>2</text:p>
          </table:table-cell>
          <table:table-cell table:style-name="ce6" office:value-type="float" office:value="73" calcext:value-type="float">
            <text:p>73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184" calcext:value-type="float">
            <text:p>184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75.9" calcext:value-type="float">
            <text:p>75.90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209" calcext:value-type="float">
            <text:p>209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.44" calcext:value-type="float">
            <text:p>3.44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.64" calcext:value-type="float">
            <text:p>2.64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86" calcext:value-type="float">
            <text:p>86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236" calcext:value-type="float">
            <text:p>236.00</text:p>
          </table:table-cell>
          <table:table-cell table:style-name="ce6" office:value-type="float" office:value="0.5" calcext:value-type="float">
            <text:p>0.50</text:p>
          </table:table-cell>
          <table:table-cell table:style-name="ce23" office:value-type="float" office:value="15" calcext:value-type="float">
            <text:p>15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69" calcext:value-type="float">
            <text:p>69.00</text:p>
          </table:table-cell>
          <table:table-cell table:style-name="ce6" office:value-type="float" office:value="36" calcext:value-type="float">
            <text:p>36.00</text:p>
          </table:table-cell>
          <table:table-cell table:style-name="ce6" office:value-type="float" office:value="315" calcext:value-type="float">
            <text:p>315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45" calcext:value-type="float">
            <text:p>0.4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65" calcext:value-type="float">
            <text:p>65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288" calcext:value-type="float">
            <text:p>288.00</text:p>
          </table:table-cell>
          <table:table-cell table:style-name="ce6" office:value-type="float" office:value="1.2" calcext:value-type="float">
            <text:p>1.2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9" calcext:value-type="float">
            <text:p>0.19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86" calcext:value-type="float">
            <text:p>86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office:value-type="float" office:value="131" calcext:value-type="float">
            <text:p>131.00</text:p>
          </table:table-cell>
          <table:table-cell table:style-name="ce6" office:value-type="float" office:value="0.8" calcext:value-type="float">
            <text:p>0.8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.4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69" calcext:value-type="float">
            <text:p>0.6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132" calcext:value-type="float">
            <text:p>132.00</text:p>
          </table:table-cell>
          <table:table-cell table:style-name="ce6" office:value-type="float" office:value="1" calcext:value-type="float">
            <text:p>1.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28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7" calcext:value-type="float">
            <text:p>0.07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73" calcext:value-type="float">
            <text:p>73.00</text:p>
          </table:table-cell>
          <table:table-cell table:style-name="ce6" office:value-type="float" office:value="60" calcext:value-type="float">
            <text:p>60.00</text:p>
          </table:table-cell>
          <table:table-cell table:style-name="ce6" office:value-type="float" office:value="193" calcext:value-type="float">
            <text:p>193.00</text:p>
          </table:table-cell>
          <table:table-cell table:style-name="ce6" office:value-type="float" office:value="0.3" calcext:value-type="float">
            <text:p>0.3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28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21" calcext:value-type="float">
            <text:p>0.21</text:p>
          </table:table-cell>
          <table:table-cell table:number-columns-repeated="10" table:style-name="ce12" office:value-type="float" office:value="2" calcext:value-type="float">
            <text:p>2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336" calcext:value-type="float">
            <text:p>336.00</text:p>
          </table:table-cell>
          <table:table-cell table:style-name="ce6" office:value-type="float" office:value="0.3" calcext:value-type="float">
            <text:p>0.3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02" calcext:value-type="float">
            <text:p>1.02</text:p>
          </table:table-cell>
          <table:table-cell table:number-columns-repeated="9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49" calcext:value-type="float">
            <text:p>49.00</text:p>
          </table:table-cell>
          <table:table-cell table:style-name="ce6" office:value-type="float" office:value="50" calcext:value-type="float">
            <text:p>50.00</text:p>
          </table:table-cell>
          <table:table-cell table:style-name="ce6" office:value-type="float" office:value="134" calcext:value-type="float">
            <text:p>134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22" calcext:value-type="float">
            <text:p>0.22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96" calcext:value-type="float">
            <text:p>96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300" calcext:value-type="float">
            <text:p>300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2.75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37" calcext:value-type="float">
            <text:p>0.3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table:style-name="ce6" office:value-type="float" office:value="112" calcext:value-type="float">
            <text:p>112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373" calcext:value-type="float">
            <text:p>373.00</text:p>
          </table:table-cell>
          <table:table-cell table:style-name="ce6" office:value-type="float" office:value="0.7" calcext:value-type="float">
            <text:p>0.7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53" calcext:value-type="float">
            <text:p>1.5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.05" calcext:value-type="float">
            <text:p>3.0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6" office:value-type="float" office:value="84" calcext:value-type="float">
            <text:p>84.0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office:value-type="float" office:value="116" calcext:value-type="float">
            <text:p>116.00</text:p>
          </table:table-cell>
          <table:table-cell table:style-name="ce6" office:value-type="float" office:value="0.7" calcext:value-type="float">
            <text:p>0.7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.01" calcext:value-type="float">
            <text:p>2.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37" calcext:value-type="float">
            <text:p>337.0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office:value-type="float" office:value="102" calcext:value-type="float">
            <text:p>102.00</text:p>
          </table:table-cell>
          <table:table-cell table:style-name="ce6" office:value-type="float" office:value="0.6" calcext:value-type="float">
            <text:p>0.6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.82" calcext:value-type="float">
            <text:p>18.8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table:style-name="ce6" office:value-type="float" office:value="83" calcext:value-type="float">
            <text:p>83.0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office:value-type="float" office:value="67" calcext:value-type="float">
            <text:p>67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.3" calcext:value-type="float">
            <text:p>1.3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, 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1, 2</text:p>
          </table:table-cell>
          <table:table-cell table:number-columns-repeated="99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52" calcext:value-type="float">
            <text:p>1.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33" calcext:value-type="float">
            <text:p>33.00</text:p>
          </table:table-cell>
          <table:table-cell table:style-name="ce6" office:value-type="float" office:value="303" calcext:value-type="float">
            <text:p>303.00</text:p>
          </table:table-cell>
          <table:table-cell table:style-name="ce6" office:value-type="float" office:value="1.1" calcext:value-type="float">
            <text:p>1.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.94" calcext:value-type="float">
            <text:p>2.9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6" office:value-type="float" office:value="145" calcext:value-type="float">
            <text:p>145.00</text:p>
          </table:table-cell>
          <table:table-cell table:style-name="ce6" office:value-type="float" office:value="50" calcext:value-type="float">
            <text:p>50.00</text:p>
          </table:table-cell>
          <table:table-cell table:style-name="ce6" office:value-type="float" office:value="244" calcext:value-type="float">
            <text:p>244.00</text:p>
          </table:table-cell>
          <table:table-cell table:style-name="ce6" office:value-type="float" office:value="1.6" calcext:value-type="float">
            <text:p>1.6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5.1" calcext:value-type="float">
            <text:p>5.1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0.49" calcext:value-type="float">
            <text:p>40.4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75" calcext:value-type="float">
            <text:p>75.00</text:p>
          </table:table-cell>
          <table:table-cell table:style-name="ce6" office:value-type="float" office:value="50" calcext:value-type="float">
            <text:p>50.00</text:p>
          </table:table-cell>
          <table:table-cell table:style-name="ce6" office:value-type="float" office:value="88" calcext:value-type="float">
            <text:p>88.00</text:p>
          </table:table-cell>
          <table:table-cell table:style-name="ce6" office:value-type="float" office:value="0.7" calcext:value-type="float">
            <text:p>0.7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.61" calcext:value-type="float">
            <text:p>1.6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86" calcext:value-type="float">
            <text:p>0.8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61" calcext:value-type="float">
            <text:p>61.00</text:p>
          </table:table-cell>
          <table:table-cell table:style-name="ce6" office:value-type="float" office:value="90" calcext:value-type="float">
            <text:p>90.00</text:p>
          </table:table-cell>
          <table:table-cell table:style-name="ce6" office:value-type="float" office:value="178" calcext:value-type="float">
            <text:p>178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97" calcext:value-type="float">
            <text:p>0.97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69" calcext:value-type="float">
            <text:p>69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142" calcext:value-type="float">
            <text:p>142.00</text:p>
          </table:table-cell>
          <table:table-cell table:style-name="ce6" office:value-type="float" office:value="0.7" calcext:value-type="float">
            <text:p>0.70</text:p>
          </table:table-cell>
          <table:table-cell table:style-name="ce12"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.53" calcext:value-type="float">
            <text:p>2.5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14" calcext:value-type="float">
            <text:p>114.0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office:value-type="float" office:value="190" calcext:value-type="float">
            <text:p>190.00</text:p>
          </table:table-cell>
          <table:table-cell table:style-name="ce6" office:value-type="float" office:value="0.6" calcext:value-type="float">
            <text:p>0.6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4.59" calcext:value-type="float">
            <text:p>14.59</text:p>
          </table:table-cell>
          <table:table-cell table:number-columns-repeated="10" table:style-name="ce12" office:value-type="float" office:value="2" calcext:value-type="float">
            <text:p>2</text:p>
          </table:table-cell>
          <table:table-cell table:style-name="ce6" office:value-type="float" office:value="65" calcext:value-type="float">
            <text:p>65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237" calcext:value-type="float">
            <text:p>237.00</text:p>
          </table:table-cell>
          <table:table-cell table:style-name="ce6" office:value-type="float" office:value="0.8" calcext:value-type="float">
            <text:p>0.8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17" calcext:value-type="float">
            <text:p>1.17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style-name="ce6" office:value-type="float" office:value="136" calcext:value-type="float">
            <text:p>136.0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office:value-type="float" office:value="314" calcext:value-type="float">
            <text:p>314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52" calcext:value-type="float">
            <text:p>1.5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style-name="ce6" office:value-type="float" office:value="65" calcext:value-type="float">
            <text:p>65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206" calcext:value-type="float">
            <text:p>206.00</text:p>
          </table:table-cell>
          <table:table-cell table:style-name="ce6" office:value-type="float" office:value="0.8" calcext:value-type="float">
            <text:p>0.8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86" calcext:value-type="float">
            <text:p>86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288" calcext:value-type="float">
            <text:p>288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.76" calcext:value-type="float">
            <text:p>1.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95.5" calcext:value-type="float">
            <text:p>95.50</text:p>
          </table:table-cell>
          <table:table-cell table:number-columns-repeated="9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12" calcext:value-type="float">
            <text:p>112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181" calcext:value-type="float">
            <text:p>181.00</text:p>
          </table:table-cell>
          <table:table-cell table:style-name="ce6" office:value-type="float" office:value="0.3" calcext:value-type="float">
            <text:p>0.3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09" calcext:value-type="float">
            <text:p>0.09</text:p>
          </table:table-cell>
          <table:table-cell table:number-columns-repeated="9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85" calcext:value-type="float">
            <text:p>85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3.18" calcext:value-type="float">
            <text:p>63.18</text:p>
          </table:table-cell>
          <table:table-cell table:number-columns-repeated="10" table:style-name="ce12" office:value-type="float" office:value="2" calcext:value-type="float">
            <text:p>2</text:p>
          </table:table-cell>
          <table:table-cell table:style-name="ce6" office:value-type="float" office:value="96" calcext:value-type="float">
            <text:p>96.00</text:p>
          </table:table-cell>
          <table:table-cell table:style-name="ce6" office:value-type="float" office:value="33" calcext:value-type="float">
            <text:p>33.00</text:p>
          </table:table-cell>
          <table:table-cell table:style-name="ce6" office:value-type="float" office:value="540" calcext:value-type="float">
            <text:p>540.00</text:p>
          </table:table-cell>
          <table:table-cell table:style-name="ce6" office:value-type="float" office:value="1.3" calcext:value-type="float">
            <text:p>1.3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.76" calcext:value-type="float">
            <text:p>2.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53" calcext:value-type="float">
            <text:p>0.53</text:p>
          </table:table-cell>
          <table:table-cell table:number-columns-repeated="10" table:style-name="ce12" office:value-type="float" office:value="2" calcext:value-type="float">
            <text:p>2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128" calcext:value-type="float">
            <text:p>128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6" calcext:value-type="float">
            <text:p>0.6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25" calcext:value-type="float">
            <text:p>25.00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.01" calcext:value-type="float">
            <text:p>3.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188" calcext:value-type="float">
            <text:p>188.00</text:p>
          </table:table-cell>
          <table:table-cell table:style-name="ce22" office:value-type="float" office:value="0.1" calcext:value-type="float">
            <text:p>0.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1.06" calcext:value-type="float">
            <text:p>11.0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6" office:value-type="float" office:value="123" calcext:value-type="float">
            <text:p>123.00</text:p>
          </table:table-cell>
          <table:table-cell table:style-name="ce6" office:value-type="float" office:value="45" calcext:value-type="float">
            <text:p>45.00</text:p>
          </table:table-cell>
          <table:table-cell table:style-name="ce6" office:value-type="float" office:value="44" calcext:value-type="float">
            <text:p>44.00</text:p>
          </table:table-cell>
          <table:table-cell table:style-name="ce22" office:value-type="float" office:value="0.1" calcext:value-type="float">
            <text:p>0.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1, 2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3, 2</text:p>
          </table:table-cell>
          <table:table-cell table:number-columns-repeated="99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6" calcext:value-type="float">
            <text:p>0.0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6" office:value-type="float" office:value="88" calcext:value-type="float">
            <text:p>88.0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office:value-type="float" office:value="140" calcext:value-type="float">
            <text:p>140.00</text:p>
          </table:table-cell>
          <table:table-cell table:style-name="ce6" office:value-type="float" office:value="1.2" calcext:value-type="float">
            <text:p>1.2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.34" calcext:value-type="float">
            <text:p>4.3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table:style-name="ce6" office:value-type="float" office:value="52" calcext:value-type="float">
            <text:p>52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258" calcext:value-type="float">
            <text:p>258.00</text:p>
          </table:table-cell>
          <table:table-cell table:style-name="ce6" office:value-type="float" office:value="0.32" calcext:value-type="float">
            <text:p>0.3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8" calcext:value-type="float">
            <text:p>0.28</text:p>
          </table:table-cell>
          <table:table-cell table:number-columns-repeated="10" table:style-name="ce12" office:value-type="float" office:value="2" calcext:value-type="float">
            <text:p>2</text:p>
          </table:table-cell>
          <table:table-cell table:style-name="ce6" office:value-type="float" office:value="73" calcext:value-type="float">
            <text:p>73.00</text:p>
          </table:table-cell>
          <table:table-cell table:style-name="ce6" office:value-type="float" office:value="40" calcext:value-type="float">
            <text:p>40.00</text:p>
          </table:table-cell>
          <table:table-cell table:style-name="ce6" office:value-type="float" office:value="170" calcext:value-type="float">
            <text:p>170.00</text:p>
          </table:table-cell>
          <table:table-cell table:style-name="ce22" office:value-type="float" office:value="0.1" calcext:value-type="float">
            <text:p>0.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91" calcext:value-type="float">
            <text:p>0.9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144" calcext:value-type="float">
            <text:p>144.00</text:p>
          </table:table-cell>
          <table:table-cell table:style-name="ce6" office:value-type="float" office:value="0.7" calcext:value-type="float">
            <text:p>0.7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.7" calcext:value-type="float">
            <text:p>3.7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table:style-name="ce6" office:value-type="float" office:value="73" calcext:value-type="float">
            <text:p>73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81" calcext:value-type="float">
            <text:p>81.00</text:p>
          </table:table-cell>
          <table:table-cell table:style-name="ce6" office:value-type="float" office:value="2.9" calcext:value-type="float">
            <text:p>2.90</text:p>
          </table:table-cell>
          <table:table-cell table:style-name="ce23" office:value-type="float" office:value="15" calcext:value-type="float">
            <text:p>15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12" calcext:value-type="float">
            <text:p>0.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2" calcext:value-type="float">
            <text:p>2</text:p>
          </table:table-cell>
          <table:table-cell table:style-name="ce6" office:value-type="float" office:value="65" calcext:value-type="float">
            <text:p>65.00</text:p>
          </table:table-cell>
          <table:table-cell table:style-name="ce6" office:value-type="float" office:value="55" calcext:value-type="float">
            <text:p>55.00</text:p>
          </table:table-cell>
          <table:table-cell table:style-name="ce6" office:value-type="float" office:value="223" calcext:value-type="float">
            <text:p>223.00</text:p>
          </table:table-cell>
          <table:table-cell table:style-name="ce6" office:value-type="float" office:value="0.6" calcext:value-type="float">
            <text:p>0.6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3" calcext:value-type="float">
            <text:p>0.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71" calcext:value-type="float">
            <text:p>0.7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2" calcext:value-type="float">
            <text:p>2</text:p>
          </table:table-cell>
          <table:table-cell table:style-name="ce6" office:value-type="float" office:value="69" calcext:value-type="float">
            <text:p>69.00</text:p>
          </table:table-cell>
          <table:table-cell table:style-name="ce6" office:value-type="float" office:value="30" calcext:value-type="float">
            <text:p>30.00</text:p>
          </table:table-cell>
          <table:table-cell table:style-name="ce6" office:value-type="float" office:value="218" calcext:value-type="float">
            <text:p>218.00</text:p>
          </table:table-cell>
          <table:table-cell table:style-name="ce22" office:value-type="float" office:value="0.1" calcext:value-type="float">
            <text:p>0.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7" calcext:value-type="float">
            <text:p>0.17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41" calcext:value-type="float">
            <text:p>41.00</text:p>
          </table:table-cell>
          <table:table-cell table:style-name="ce6" office:value-type="float" office:value="142" calcext:value-type="float">
            <text:p>142.00</text:p>
          </table:table-cell>
          <table:table-cell table:style-name="ce6" office:value-type="float" office:value="1" calcext:value-type="float">
            <text:p>1.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21" calcext:value-type="float">
            <text:p>0.2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6" office:value-type="float" office:value="67" calcext:value-type="float">
            <text:p>67.00</text:p>
          </table:table-cell>
          <table:table-cell table:style-name="ce6" office:value-type="float" office:value="30" calcext:value-type="float">
            <text:p>30.00</text:p>
          </table:table-cell>
          <table:table-cell table:style-name="ce6" office:value-type="float" office:value="300" calcext:value-type="float">
            <text:p>300.00</text:p>
          </table:table-cell>
          <table:table-cell table:style-name="ce6" office:value-type="float" office:value="0.3" calcext:value-type="float">
            <text:p>0.3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65" calcext:value-type="float">
            <text:p>1.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6, 1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2, 3</text:p>
          </table:table-cell>
          <table:table-cell table:number-columns-repeated="99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.1" calcext:value-type="float">
            <text:p>1.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2" calcext:value-type="float">
            <text:p>2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550" calcext:value-type="float">
            <text:p>550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.3" calcext:value-type="float">
            <text:p>14.30</text:p>
          </table:table-cell>
          <table:table-cell table:number-columns-repeated="10" table:style-name="ce12" office:value-type="float" office:value="2" calcext:value-type="float">
            <text:p>2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234" calcext:value-type="float">
            <text:p>234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77" calcext:value-type="float">
            <text:p>0.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2, 3</text:p>
          </table:table-cell>
          <table:table-cell table:number-columns-repeated="99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.2" calcext:value-type="float">
            <text:p>5.2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2" calcext:value-type="float">
            <text:p>2</text:p>
          </table:table-cell>
          <table:table-cell table:style-name="ce6" office:value-type="float" office:value="118" calcext:value-type="float">
            <text:p>118.00</text:p>
          </table:table-cell>
          <table:table-cell table:style-name="ce6" office:value-type="float" office:value="32" calcext:value-type="float">
            <text:p>32.00</text:p>
          </table:table-cell>
          <table:table-cell table:style-name="ce6" office:value-type="float" office:value="265" calcext:value-type="float">
            <text:p>265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02" calcext:value-type="float">
            <text:p>1.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91" calcext:value-type="float">
            <text:p>0.9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style-name="ce6" office:value-type="float" office:value="86" calcext:value-type="float">
            <text:p>86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132" calcext:value-type="float">
            <text:p>132.00</text:p>
          </table:table-cell>
          <table:table-cell table:style-name="ce6" office:value-type="float" office:value="1.3" calcext:value-type="float">
            <text:p>1.3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68" calcext:value-type="float">
            <text:p>0.6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6" office:value-type="float" office:value="69" calcext:value-type="float">
            <text:p>69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182" calcext:value-type="float">
            <text:p>182.00</text:p>
          </table:table-cell>
          <table:table-cell table:style-name="ce6" office:value-type="float" office:value="0.8" calcext:value-type="float">
            <text:p>0.8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14" calcext:value-type="float">
            <text:p>0.1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86" calcext:value-type="float">
            <text:p>86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253" calcext:value-type="float">
            <text:p>253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4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.35" calcext:value-type="float">
            <text:p>3.3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90" calcext:value-type="float">
            <text:p>90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office:value-type="float" office:value="172" calcext:value-type="float">
            <text:p>172.00</text:p>
          </table:table-cell>
          <table:table-cell table:style-name="ce6" office:value-type="float" office:value="0.8" calcext:value-type="float">
            <text:p>0.8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93" calcext:value-type="float">
            <text:p>1.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.55" calcext:value-type="float">
            <text:p>2.5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125" calcext:value-type="float">
            <text:p>125.00</text:p>
          </table:table-cell>
          <table:table-cell table:style-name="ce6" office:value-type="float" office:value="0.8" calcext:value-type="float">
            <text:p>0.8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05.35" calcext:value-type="float">
            <text:p>105.35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75" calcext:value-type="float">
            <text:p>75.00</text:p>
          </table:table-cell>
          <table:table-cell table:style-name="ce6" office:value-type="float" office:value="40" calcext:value-type="float">
            <text:p>40.00</text:p>
          </table:table-cell>
          <table:table-cell table:style-name="ce6" office:value-type="float" office:value="286" calcext:value-type="float">
            <text:p>286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52" calcext:value-type="float">
            <text:p>0.5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135" calcext:value-type="float">
            <text:p>135.0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office:value-type="float" office:value="251" calcext:value-type="float">
            <text:p>251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98" calcext:value-type="float">
            <text:p>0.9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07" calcext:value-type="float">
            <text:p>207.0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office:value-type="float" office:value="271" calcext:value-type="float">
            <text:p>271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.05" calcext:value-type="float">
            <text:p>1.0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6" office:value-type="float" office:value="104" calcext:value-type="float">
            <text:p>104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office:value-type="float" office:value="157" calcext:value-type="float">
            <text:p>157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5.1" calcext:value-type="float">
            <text:p>15.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.1" calcext:value-type="float">
            <text:p>2.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65" calcext:value-type="float">
            <text:p>65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422" calcext:value-type="float">
            <text:p>422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.54" calcext:value-type="float">
            <text:p>3.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62" calcext:value-type="float">
            <text:p>0.6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table:style-name="ce6" office:value-type="float" office:value="72" calcext:value-type="float">
            <text:p>72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349" calcext:value-type="float">
            <text:p>349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.03" calcext:value-type="float">
            <text:p>9.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.76" calcext:value-type="float">
            <text:p>14.76</text:p>
          </table:table-cell>
          <table:table-cell table:number-columns-repeated="9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73" calcext:value-type="float">
            <text:p>73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72" calcext:value-type="float">
            <text:p>72.00</text:p>
          </table:table-cell>
          <table:table-cell table:style-name="ce6" office:value-type="float" office:value="2.1" calcext:value-type="float">
            <text:p>2.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27" calcext:value-type="float">
            <text:p>0.27</text:p>
          </table:table-cell>
          <table:table-cell table:number-columns-repeated="9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47" calcext:value-type="float">
            <text:p>47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307" calcext:value-type="float">
            <text:p>307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.7" calcext:value-type="float">
            <text:p>21.7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65" calcext:value-type="float">
            <text:p>65.0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office:value-type="float" office:value="99" calcext:value-type="float">
            <text:p>99.00</text:p>
          </table:table-cell>
          <table:table-cell table:style-name="ce6" office:value-type="float" office:value="0.7" calcext:value-type="float">
            <text:p>0.7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75" calcext:value-type="float">
            <text:p>0.75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60" calcext:value-type="float">
            <text:p>60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116" calcext:value-type="float">
            <text:p>116.00</text:p>
          </table:table-cell>
          <table:table-cell table:style-name="ce6" office:value-type="float" office:value="1.3" calcext:value-type="float">
            <text:p>1.3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.95" calcext:value-type="float">
            <text:p>3.9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62" calcext:value-type="float">
            <text:p>0.6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style-name="ce6" office:value-type="float" office:value="87" calcext:value-type="float">
            <text:p>87.00</text:p>
          </table:table-cell>
          <table:table-cell table:style-name="ce6" office:value-type="float" office:value="35" calcext:value-type="float">
            <text:p>35.00</text:p>
          </table:table-cell>
          <table:table-cell table:style-name="ce6" office:value-type="float" office:value="272" calcext:value-type="float">
            <text:p>272.00</text:p>
          </table:table-cell>
          <table:table-cell table:style-name="ce6" office:value-type="float" office:value="0.8" calcext:value-type="float">
            <text:p>0.8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06" calcext:value-type="float">
            <text:p>0.0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6" office:value-type="float" office:value="77" calcext:value-type="float">
            <text:p>77.00</text:p>
          </table:table-cell>
          <table:table-cell table:style-name="ce6" office:value-type="float" office:value="33" calcext:value-type="float">
            <text:p>33.00</text:p>
          </table:table-cell>
          <table:table-cell table:style-name="ce6" office:value-type="float" office:value="269" calcext:value-type="float">
            <text:p>269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28" calcext:value-type="float">
            <text:p>0.2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107" calcext:value-type="float">
            <text:p>107.00</text:p>
          </table:table-cell>
          <table:table-cell table:style-name="ce6" office:value-type="float" office:value="60" calcext:value-type="float">
            <text:p>60.00</text:p>
          </table:table-cell>
          <table:table-cell table:style-name="ce6" office:value-type="float" office:value="199" calcext:value-type="float">
            <text:p>199.00</text:p>
          </table:table-cell>
          <table:table-cell table:style-name="ce6" office:value-type="float" office:value="0.3" calcext:value-type="float">
            <text:p>0.3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.59" calcext:value-type="float">
            <text:p>3.59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.99" calcext:value-type="float">
            <text:p>5.99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110" calcext:value-type="float">
            <text:p>110.00</text:p>
          </table:table-cell>
          <table:table-cell table:style-name="ce6" office:value-type="float" office:value="40" calcext:value-type="float">
            <text:p>40.00</text:p>
          </table:table-cell>
          <table:table-cell table:style-name="ce6" office:value-type="float" office:value="351" calcext:value-type="float">
            <text:p>351.00</text:p>
          </table:table-cell>
          <table:table-cell table:style-name="ce6" office:value-type="float" office:value="0.3" calcext:value-type="float">
            <text:p>0.3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" calcext:value-type="float">
            <text:p>0.1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35" calcext:value-type="float">
            <text:p>35.00</text:p>
          </table:table-cell>
          <table:table-cell table:style-name="ce6" office:value-type="float" office:value="41" calcext:value-type="float">
            <text:p>41.00</text:p>
          </table:table-cell>
          <table:table-cell table:style-name="ce6" office:value-type="float" office:value="269" calcext:value-type="float">
            <text:p>269.00</text:p>
          </table:table-cell>
          <table:table-cell table:style-name="ce22" office:value-type="float" office:value="0.1" calcext:value-type="float">
            <text:p>0.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42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4.7" calcext:value-type="float">
            <text:p>14.7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table:style-name="ce6" office:value-type="float" office:value="73" calcext:value-type="float">
            <text:p>73.0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office:value-type="float" office:value="170" calcext:value-type="float">
            <text:p>170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2.2" calcext:value-type="float">
            <text:p>2.2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6" calcext:value-type="float">
            <text:p>0.06</text:p>
          </table:table-cell>
          <table:table-cell table:number-columns-repeated="9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69" calcext:value-type="float">
            <text:p>69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448" calcext:value-type="float">
            <text:p>448.00</text:p>
          </table:table-cell>
          <table:table-cell table:style-name="ce6" office:value-type="float" office:value="0.3" calcext:value-type="float">
            <text:p>0.3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8.44" calcext:value-type="float">
            <text:p>28.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6" office:value-type="float" office:value="65" calcext:value-type="float">
            <text:p>65.00</text:p>
          </table:table-cell>
          <table:table-cell table:style-name="ce6" office:value-type="float" office:value="33" calcext:value-type="float">
            <text:p>33.00</text:p>
          </table:table-cell>
          <table:table-cell table:style-name="ce6" office:value-type="float" office:value="217" calcext:value-type="float">
            <text:p>217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.59" calcext:value-type="float">
            <text:p>5.5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30" calcext:value-type="float">
            <text:p>30.00</text:p>
          </table:table-cell>
          <table:table-cell table:style-name="ce6" office:value-type="float" office:value="1.9" calcext:value-type="float">
            <text:p>1.9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7.4" calcext:value-type="float">
            <text:p>37.4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6" office:value-type="float" office:value="96" calcext:value-type="float">
            <text:p>96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212" calcext:value-type="float">
            <text:p>212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9.26" calcext:value-type="float">
            <text:p>9.26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6" office:value-type="float" office:value="90" calcext:value-type="float">
            <text:p>90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175" calcext:value-type="float">
            <text:p>175.00</text:p>
          </table:table-cell>
          <table:table-cell table:style-name="ce6" office:value-type="float" office:value="0.8" calcext:value-type="float">
            <text:p>0.8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.7" calcext:value-type="float">
            <text:p>1.7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96" calcext:value-type="float">
            <text:p>96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122" calcext:value-type="float">
            <text:p>122.00</text:p>
          </table:table-cell>
          <table:table-cell table:style-name="ce6" office:value-type="float" office:value="0.3" calcext:value-type="float">
            <text:p>0.3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.79" calcext:value-type="float">
            <text:p>3.79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26" calcext:value-type="float">
            <text:p>1.2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6" office:value-type="float" office:value="64" calcext:value-type="float">
            <text:p>64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301" calcext:value-type="float">
            <text:p>301.00</text:p>
          </table:table-cell>
          <table:table-cell table:style-name="ce6" office:value-type="float" office:value="0.6" calcext:value-type="float">
            <text:p>0.6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 6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1, 2</text:p>
          </table:table-cell>
          <table:table-cell table:number-columns-repeated="99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.39" calcext:value-type="float">
            <text:p>13.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86" calcext:value-type="float">
            <text:p>86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81" calcext:value-type="float">
            <text:p>81.00</text:p>
          </table:table-cell>
          <table:table-cell table:style-name="ce6" office:value-type="float" office:value="0.8" calcext:value-type="float">
            <text:p>0.8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42" calcext:value-type="float">
            <text:p>0.4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table:style-name="ce6" office:value-type="float" office:value="149" calcext:value-type="float">
            <text:p>149.0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office:value-type="float" office:value="505" calcext:value-type="float">
            <text:p>505.00</text:p>
          </table:table-cell>
          <table:table-cell table:style-name="ce6" office:value-type="float" office:value="0.2" calcext:value-type="float">
            <text:p>0.2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.6" calcext:value-type="float">
            <text:p>4.6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style-name="ce6" office:value-type="float" office:value="88" calcext:value-type="float">
            <text:p>88.00</text:p>
          </table:table-cell>
          <table:table-cell table:style-name="ce6" office:value-type="float" office:value="33" calcext:value-type="float">
            <text:p>33.00</text:p>
          </table:table-cell>
          <table:table-cell table:style-name="ce6" office:value-type="float" office:value="253" calcext:value-type="float">
            <text:p>253.00</text:p>
          </table:table-cell>
          <table:table-cell table:style-name="ce6" office:value-type="float" office:value="0.3" calcext:value-type="float">
            <text:p>0.3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2.74" calcext:value-type="float">
            <text:p>12.74</text:p>
          </table:table-cell>
          <table:table-cell table:number-columns-repeated="9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45" calcext:value-type="float">
            <text:p>145.00</text:p>
          </table:table-cell>
          <table:table-cell table:style-name="ce6" office:value-type="float" office:value="35" calcext:value-type="float">
            <text:p>35.00</text:p>
          </table:table-cell>
          <table:table-cell table:style-name="ce6" office:value-type="float" office:value="12" calcext:value-type="float">
            <text:p>12.00</text:p>
          </table:table-cell>
          <table:table-cell table:style-name="ce6" office:value-type="float" office:value="1.7" calcext:value-type="float">
            <text:p>1.7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8.21" calcext:value-type="float">
            <text:p>8.2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2" calcext:value-type="float">
            <text:p>2</text:p>
          </table:table-cell>
          <table:table-cell table:style-name="ce6" office:value-type="float" office:value="81" calcext:value-type="float">
            <text:p>81.00</text:p>
          </table:table-cell>
          <table:table-cell table:style-name="ce6" office:value-type="float" office:value="30" calcext:value-type="float">
            <text:p>30.00</text:p>
          </table:table-cell>
          <table:table-cell table:style-name="ce6" office:value-type="float" office:value="341" calcext:value-type="float">
            <text:p>341.00</text:p>
          </table:table-cell>
          <table:table-cell table:style-name="ce6" office:value-type="float" office:value="0.9" calcext:value-type="float">
            <text:p>0.9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79" calcext:value-type="float">
            <text:p>0.7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6" office:value-type="float" office:value="145" calcext:value-type="float">
            <text:p>145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173" calcext:value-type="float">
            <text:p>173.00</text:p>
          </table:table-cell>
          <table:table-cell table:style-name="ce6" office:value-type="float" office:value="0.8" calcext:value-type="float">
            <text:p>0.80</text:p>
          </table:table-cell>
          <table:table-cell table:style-name="ce23" office:value-type="float" office:value="15" calcext:value-type="float">
            <text:p>1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0.4" calcext:value-type="float">
            <text:p>10.4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5" calcext:value-type="float">
            <text:p>0.0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2" calcext:value-type="float">
            <text:p>2</text:p>
          </table:table-cell>
          <table:table-cell table:style-name="ce6" office:value-type="float" office:value="69" calcext:value-type="float">
            <text:p>69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313" calcext:value-type="float">
            <text:p>313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91" calcext:value-type="float">
            <text:p>0.9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69" calcext:value-type="float">
            <text:p>69.00</text:p>
          </table:table-cell>
          <table:table-cell table:style-name="ce6" office:value-type="float" office:value="33" calcext:value-type="float">
            <text:p>33.00</text:p>
          </table:table-cell>
          <table:table-cell table:style-name="ce6" office:value-type="float" office:value="134" calcext:value-type="float">
            <text:p>134.00</text:p>
          </table:table-cell>
          <table:table-cell table:style-name="ce6" office:value-type="float" office:value="1.2" calcext:value-type="float">
            <text:p>1.2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.04" calcext:value-type="float">
            <text:p>1.04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6" office:value-type="float" office:value="62" calcext:value-type="float">
            <text:p>62.00</text:p>
          </table:table-cell>
          <table:table-cell table:style-name="ce6" office:value-type="float" office:value="50" calcext:value-type="float">
            <text:p>50.00</text:p>
          </table:table-cell>
          <table:table-cell table:style-name="ce6" office:value-type="float" office:value="219" calcext:value-type="float">
            <text:p>219.00</text:p>
          </table:table-cell>
          <table:table-cell table:style-name="ce6" office:value-type="float" office:value="0.3" calcext:value-type="float">
            <text:p>0.3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1, 2</text:p>
          </table:table-cell>
          <table:table-cell table:number-columns-repeated="994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33" calcext:value-type="float">
            <text:p>0.33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69" calcext:value-type="float">
            <text:p>69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office:value-type="float" office:value="148" calcext:value-type="float">
            <text:p>148.00</text:p>
          </table:table-cell>
          <table:table-cell table:style-name="ce6" office:value-type="float" office:value="0.7" calcext:value-type="float">
            <text:p>0.7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38" calcext:value-type="float">
            <text:p>0.3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94" calcext:value-type="float">
            <text:p>94.00</text:p>
          </table:table-cell>
          <table:table-cell table:style-name="ce6" office:value-type="float" office:value="60" calcext:value-type="float">
            <text:p>60.00</text:p>
          </table:table-cell>
          <table:table-cell table:style-name="ce6" office:value-type="float" office:value="116" calcext:value-type="float">
            <text:p>116.00</text:p>
          </table:table-cell>
          <table:table-cell table:style-name="ce6" office:value-type="float" office:value="0.6" calcext:value-type="float">
            <text:p>0.6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.16" calcext:value-type="float">
            <text:p>7.16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6" office:value-type="float" office:value="104" calcext:value-type="float">
            <text:p>104.00</text:p>
          </table:table-cell>
          <table:table-cell table:style-name="ce6" office:value-type="float" office:value="50" calcext:value-type="float">
            <text:p>50.00</text:p>
          </table:table-cell>
          <table:table-cell table:style-name="ce6" office:value-type="float" office:value="182" calcext:value-type="float">
            <text:p>182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2" calcext:value-type="float">
            <text:p>0.2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90" calcext:value-type="float">
            <text:p>90.00</text:p>
          </table:table-cell>
          <table:table-cell table:style-name="ce6" office:value-type="float" office:value="33" calcext:value-type="float">
            <text:p>33.00</text:p>
          </table:table-cell>
          <table:table-cell table:style-name="ce6" office:value-type="float" office:value="289" calcext:value-type="float">
            <text:p>289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44" calcext:value-type="float">
            <text:p>0.4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96" calcext:value-type="float">
            <text:p>96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249" calcext:value-type="float">
            <text:p>249.00</text:p>
          </table:table-cell>
          <table:table-cell table:style-name="ce6" office:value-type="float" office:value="0.7" calcext:value-type="float">
            <text:p>0.7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1" calcext:value-type="float">
            <text:p>0.2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67" calcext:value-type="float">
            <text:p>67.0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office:value-type="float" office:value="181" calcext:value-type="float">
            <text:p>181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98" calcext:value-type="float">
            <text:p>0.98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152" calcext:value-type="float">
            <text:p>152.00</text:p>
          </table:table-cell>
          <table:table-cell table:style-name="ce6" office:value-type="float" office:value="40" calcext:value-type="float">
            <text:p>40.00</text:p>
          </table:table-cell>
          <table:table-cell table:style-name="ce6" office:value-type="float" office:value="276" calcext:value-type="float">
            <text:p>276.00</text:p>
          </table:table-cell>
          <table:table-cell table:style-name="ce6" office:value-type="float" office:value="1.1" calcext:value-type="float">
            <text:p>1.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.36" calcext:value-type="float">
            <text:p>15.3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390" calcext:value-type="float">
            <text:p>390.00</text:p>
          </table:table-cell>
          <table:table-cell table:style-name="ce6" office:value-type="float" office:value="0.5" calcext:value-type="float">
            <text:p>0.50</text:p>
          </table:table-cell>
          <table:table-cell table:style-name="ce23" office:value-type="float" office:value="15" calcext:value-type="float">
            <text:p>1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2.56" calcext:value-type="float">
            <text:p>2.56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0.88" calcext:value-type="float">
            <text:p>40.8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6" office:value-type="float" office:value="65" calcext:value-type="float">
            <text:p>65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142" calcext:value-type="float">
            <text:p>142.00</text:p>
          </table:table-cell>
          <table:table-cell table:style-name="ce6" office:value-type="float" office:value="0.5" calcext:value-type="float">
            <text:p>0.50</text:p>
          </table:table-cell>
          <table:table-cell table:style-name="ce23" office:value-type="float" office:value="15" calcext:value-type="float">
            <text:p>15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.5" calcext:value-type="float">
            <text:p>7.5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table:style-name="ce6" office:value-type="float" office:value="76" calcext:value-type="float">
            <text:p>76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86" calcext:value-type="float">
            <text:p>86.00</text:p>
          </table:table-cell>
          <table:table-cell table:style-name="ce6" office:value-type="float" office:value="8.1" calcext:value-type="float">
            <text:p>8.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21" calcext:value-type="float">
            <text:p>0.2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40" calcext:value-type="float">
            <text:p>140.00</text:p>
          </table:table-cell>
          <table:table-cell table:style-name="ce6" office:value-type="float" office:value="73" calcext:value-type="float">
            <text:p>73.00</text:p>
          </table:table-cell>
          <table:table-cell table:style-name="ce6" office:value-type="float" office:value="324" calcext:value-type="float">
            <text:p>324.00</text:p>
          </table:table-cell>
          <table:table-cell table:style-name="ce6" office:value-type="float" office:value="0.3" calcext:value-type="float">
            <text:p>0.3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96" calcext:value-type="float">
            <text:p>1.96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6" office:value-type="float" office:value="78" calcext:value-type="float">
            <text:p>78.00</text:p>
          </table:table-cell>
          <table:table-cell table:style-name="ce6" office:value-type="float" office:value="70" calcext:value-type="float">
            <text:p>70.00</text:p>
          </table:table-cell>
          <table:table-cell table:style-name="ce6" office:value-type="float" office:value="165" calcext:value-type="float">
            <text:p>165.00</text:p>
          </table:table-cell>
          <table:table-cell table:style-name="ce6" office:value-type="float" office:value="0.36" calcext:value-type="float">
            <text:p>0.3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.04" calcext:value-type="float">
            <text:p>3.04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table:style-name="ce6" office:value-type="float" office:value="62" calcext:value-type="float">
            <text:p>62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130" calcext:value-type="float">
            <text:p>130.00</text:p>
          </table:table-cell>
          <table:table-cell table:style-name="ce6" office:value-type="float" office:value="3.1" calcext:value-type="float">
            <text:p>3.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5.53" calcext:value-type="float">
            <text:p>35.5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table:style-name="ce6" office:value-type="float" office:value="65" calcext:value-type="float">
            <text:p>65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203" calcext:value-type="float">
            <text:p>203.00</text:p>
          </table:table-cell>
          <table:table-cell table:style-name="ce6" office:value-type="float" office:value="1.1" calcext:value-type="float">
            <text:p>1.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1.06" calcext:value-type="float">
            <text:p>11.0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" table:style-name="ce13" office:value-type="float" office:value="2" calcext:value-type="float">
            <text:p>2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0.6" calcext:value-type="float">
            <text:p>0.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57" calcext:value-type="float">
            <text:p>0.5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0.13" calcext:value-type="float">
            <text:p>0.1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0.4" calcext:value-type="float">
            <text:p>0.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16" calcext:value-type="float">
            <text:p>0.1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7" table:style-name="ce13" office:value-type="float" office:value="2" calcext:value-type="float">
            <text:p>2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0.8" calcext:value-type="float">
            <text:p>0.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.57" calcext:value-type="float">
            <text:p>2.57</text:p>
          </table:table-cell>
          <table:table-cell table:number-columns-repeated="10" table:style-name="ce14" office:value-type="float" office:value="2" calcext:value-type="float">
            <text:p>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0.6" calcext:value-type="float">
            <text:p>0.6</text:p>
          </table:table-cell>
          <table:table-cell table:style-name="ce25" office:value-type="float" office:value="15" calcext:value-type="float">
            <text:p>15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2" calcext:value-type="float">
            <text:p>2</text:p>
          </table:table-cell>
          <table:table-cell table:style-name="ce5" office:value-type="float" office:value="0.62" calcext:value-type="float">
            <text:p>0.6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993"/>
          <table:table-cell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2.28" calcext:value-type="float">
            <text:p>12.2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" table:style-name="ce13" office:value-type="float" office:value="2" calcext:value-type="float">
            <text:p>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0.5" calcext:value-type="float">
            <text:p>0.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1.81" calcext:value-type="float">
            <text:p>1.8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8.2" calcext:value-type="float">
            <text:p>8.2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0.6" calcext:value-type="float">
            <text:p>0.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1.45" calcext:value-type="float">
            <text:p>1.4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.19" calcext:value-type="float">
            <text:p>10.19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0.5" calcext:value-type="float">
            <text:p>0.5</text:p>
          </table:table-cell>
          <table:table-cell table:style-name="ce26" office:value-type="float" office:value="15" calcext:value-type="float">
            <text:p>1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0.65" calcext:value-type="float">
            <text:p>0.65</text:p>
          </table:table-cell>
          <table:table-cell table:number-columns-repeated="10" table:style-name="ce13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1.4" calcext:value-type="float">
            <text:p>1.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0.76" calcext:value-type="float">
            <text:p>0.7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4.83" calcext:value-type="float">
            <text:p>4.83</text:p>
          </table:table-cell>
          <table:table-cell table:number-columns-repeated="10" table:style-name="ce13" office:value-type="float" office:value="2" calcext:value-type="float">
            <text:p>2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.5" calcext:value-type="float">
            <text:p>1.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1.54" calcext:value-type="float">
            <text:p>1.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53.45" calcext:value-type="float">
            <text:p>153.45</text:p>
          </table:table-cell>
          <table:table-cell table:number-columns-repeated="10" table:style-name="ce13" office:value-type="float" office:value="2" calcext:value-type="float">
            <text:p>2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5.19" calcext:value-type="float">
            <text:p>5.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33" calcext:value-type="float">
            <text:p>0.3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0.5" calcext:value-type="float">
            <text:p>0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1.08" calcext:value-type="float">
            <text:p>1.0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.44" calcext:value-type="float">
            <text:p>1.44</text:p>
          </table:table-cell>
          <table:table-cell table:number-columns-repeated="9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0.6" calcext:value-type="float">
            <text:p>0.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98" calcext:value-type="float">
            <text:p>0.9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07" calcext:value-type="float">
            <text:p>0.0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0.9" calcext:value-type="float">
            <text:p>0.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0.07" calcext:value-type="float">
            <text:p>0.07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8" table:style-name="ce13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0.2" calcext:value-type="float">
            <text:p>0.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0.9" calcext:value-type="float">
            <text:p>0.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65.1" calcext:value-type="float">
            <text:p>65.1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8" table:style-name="ce13" office:value-type="float" office:value="2" calcext:value-type="float">
            <text:p>2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0.4" calcext:value-type="float">
            <text:p>0.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2.86" calcext:value-type="float">
            <text:p>2.8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44.32" calcext:value-type="float">
            <text:p>44.32</text:p>
          </table:table-cell>
          <table:table-cell table:number-columns-repeated="9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6" calcext:value-type="float">
            <text:p>0.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1.76" calcext:value-type="float">
            <text:p>1.7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24" calcext:value-type="float">
            <text:p>12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0.09" calcext:value-type="float">
            <text:p>0.0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0.4" calcext:value-type="float">
            <text:p>0.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68" calcext:value-type="float">
            <text:p>0.6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1, 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8" calcext:value-type="float">
            <text:p>8.0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.7" calcext:value-type="float">
            <text:p>1.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78" calcext:value-type="float">
            <text:p>0.7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1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 2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0.07" calcext:value-type="float">
            <text:p>0.0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0.3" calcext:value-type="float">
            <text:p>0.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7" calcext:value-type="float">
            <text:p>0.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1,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,2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3.97" calcext:value-type="float">
            <text:p>3.97</text:p>
          </table:table-cell>
          <table:table-cell table:number-columns-repeated="9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0.4" calcext:value-type="float">
            <text:p>0.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1.2" calcext:value-type="float">
            <text:p>1.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1.98" calcext:value-type="float">
            <text:p>1.9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27" calcext:value-type="float">
            <text:p>0.27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3.49" calcext:value-type="float">
            <text:p>3.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.55" calcext:value-type="float">
            <text:p>1.55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0.6" calcext:value-type="float">
            <text:p>0.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85" calcext:value-type="float">
            <text:p>0.8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88" calcext:value-type="float">
            <text:p>0.8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8" table:style-name="ce13" office:value-type="float" office:value="2" calcext:value-type="float">
            <text:p>2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0.3" calcext:value-type="float">
            <text:p>0.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3.16" calcext:value-type="float">
            <text:p>3.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.9" calcext:value-type="float">
            <text:p>2.9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float" office:value="2" calcext:value-type="float">
            <text:p>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0.4" calcext:value-type="float">
            <text:p>0.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75" calcext:value-type="float">
            <text:p>0.7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12" calcext:value-type="float">
            <text:p>0.12</text:p>
          </table:table-cell>
          <table:table-cell table:number-columns-repeated="10" table:style-name="ce13" office:value-type="float" office:value="2" calcext:value-type="float">
            <text:p>2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0.5" calcext:value-type="float">
            <text:p>0.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98" calcext:value-type="float">
            <text:p>0.9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0.88" calcext:value-type="float">
            <text:p>0.88</text:p>
          </table:table-cell>
          <table:table-cell table:number-columns-repeated="5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0.4" calcext:value-type="float">
            <text:p>0.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0.86" calcext:value-type="float">
            <text:p>0.8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4.67" calcext:value-type="float">
            <text:p>4.67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7" table:style-name="ce13" office:value-type="float" office:value="2" calcext:value-type="float">
            <text:p>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0.7" calcext:value-type="float">
            <text:p>0.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1.54" calcext:value-type="float">
            <text:p>1.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1.6" calcext:value-type="float">
            <text:p>21.6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0.3" calcext:value-type="float">
            <text:p>0.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9.05" calcext:value-type="float">
            <text:p>9.0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8.32" calcext:value-type="float">
            <text:p>18.3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0.3" calcext:value-type="float">
            <text:p>0.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2.61" calcext:value-type="float">
            <text:p>2.6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27.06" calcext:value-type="float">
            <text:p>27.0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7" table:style-name="ce13" office:value-type="float" office:value="2" calcext:value-type="float">
            <text:p>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0.8" calcext:value-type="float">
            <text:p>0.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1.15" calcext:value-type="float">
            <text:p>1.1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3.97" calcext:value-type="float">
            <text:p>3.9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float" office:value="2" calcext:value-type="float">
            <text:p>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0.5" calcext:value-type="float">
            <text:p>0.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56" calcext:value-type="float">
            <text:p>0.5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0.11" calcext:value-type="float">
            <text:p>0.1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7" table:style-name="ce13" office:value-type="float" office:value="2" calcext:value-type="float">
            <text:p>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0.6" calcext:value-type="float">
            <text:p>0.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79" calcext:value-type="float">
            <text:p>0.7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.46" calcext:value-type="float">
            <text:p>1.46</text:p>
          </table:table-cell>
          <table:table-cell table:number-columns-repeated="9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2.44" calcext:value-type="float">
            <text:p>2.4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0.11" calcext:value-type="float">
            <text:p>0.11</text:p>
          </table:table-cell>
          <table:table-cell table:number-columns-repeated="10" table:style-name="ce13" office:value-type="float" office:value="2" calcext:value-type="float">
            <text:p>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0.1" calcext:value-type="float">
            <text:p>0.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9" calcext:value-type="float">
            <text:p>0.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0.27" calcext:value-type="float">
            <text:p>0.27</text:p>
          </table:table-cell>
          <table:table-cell table:number-columns-repeated="8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.6" calcext:value-type="float">
            <text:p>1.6</text:p>
          </table:table-cell>
          <table:table-cell table:style-name="ce26" office:value-type="float" office:value="15" calcext:value-type="float">
            <text:p>15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0.12" calcext:value-type="float">
            <text:p>0.12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2" calcext:value-type="float">
            <text:p>2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0.5" calcext:value-type="float">
            <text:p>0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94" calcext:value-type="float">
            <text:p>0.9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0.37" calcext:value-type="float">
            <text:p>0.3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" table:style-name="ce13" office:value-type="float" office:value="2" calcext:value-type="float">
            <text:p>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0.7" calcext:value-type="float">
            <text:p>0.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3.44" calcext:value-type="float">
            <text:p>3.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2.56" calcext:value-type="float">
            <text:p>12.56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0.8" calcext:value-type="float">
            <text:p>0.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2.08" calcext:value-type="float">
            <text:p>2.0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47" calcext:value-type="float">
            <text:p>14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0.2" calcext:value-type="float">
            <text:p>0.20</text:p>
          </table:table-cell>
          <table:table-cell table:number-columns-repeated="10" table:style-name="ce13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0.4" calcext:value-type="float">
            <text:p>0.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3.1" calcext:value-type="float">
            <text:p>3.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48" calcext:value-type="float">
            <text:p>14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.25" calcext:value-type="float">
            <text:p>2.2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 table:style-name="ce13" office:value-type="float" office:value="2" calcext:value-type="float">
            <text:p>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0.6" calcext:value-type="float">
            <text:p>0.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1.47" calcext:value-type="float">
            <text:p>1.4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.13" calcext:value-type="float">
            <text:p>1.13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0.8" calcext:value-type="float">
            <text:p>0.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6.2" calcext:value-type="float">
            <text:p>6.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.65" calcext:value-type="float">
            <text:p>1.65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0.3" calcext:value-type="float">
            <text:p>0.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32" calcext:value-type="float">
            <text:p>0.32</text:p>
          </table:table-cell>
          <table:table-cell table:style-name="ce26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.9" calcext:value-type="float">
            <text:p>1.9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0.9" calcext:value-type="float">
            <text:p>0.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5.19" calcext:value-type="float">
            <text:p>5.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12" calcext:value-type="float">
            <text:p>0.1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0.7" calcext:value-type="float">
            <text:p>0.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8" calcext:value-type="float">
            <text:p>0.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53" calcext:value-type="float">
            <text:p>15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7.17" calcext:value-type="float">
            <text:p>7.17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7" table:style-name="ce13" office:value-type="float" office:value="2" calcext:value-type="float">
            <text:p>2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0.9" calcext:value-type="float">
            <text:p>0.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1.74" calcext:value-type="float">
            <text:p>1.7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54" calcext:value-type="float">
            <text:p>15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1" calcext:value-type="float">
            <text:p>0.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2" calcext:value-type="float">
            <text:p>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0.9" calcext:value-type="float">
            <text:p>0.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0.2" calcext:value-type="float">
            <text:p>0.2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0.4" calcext:value-type="float">
            <text:p>0.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05" calcext:value-type="float">
            <text:p>0.0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8" table:style-name="ce13" office:value-type="float" office:value="2" calcext:value-type="float">
            <text:p>2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0.3" calcext:value-type="float">
            <text:p>0.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59" calcext:value-type="float">
            <text:p>0.5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57" calcext:value-type="float">
            <text:p>15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0.36" calcext:value-type="float">
            <text:p>0.3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" table:style-name="ce13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0.6" calcext:value-type="float">
            <text:p>0.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76" calcext:value-type="float">
            <text:p>0.7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13" calcext:value-type="float">
            <text:p>0.1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.3" calcext:value-type="float">
            <text:p>1.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2.44" calcext:value-type="float">
            <text:p>2.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.73" calcext:value-type="float">
            <text:p>1.73</text:p>
          </table:table-cell>
          <table:table-cell table:number-columns-repeated="10" table:style-name="ce13" office:value-type="float" office:value="2" calcext:value-type="float">
            <text:p>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.5" calcext:value-type="float">
            <text:p>2.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1.76" calcext:value-type="float">
            <text:p>1.7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1,2,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0.1" calcext:value-type="float">
            <text:p>0.10</text:p>
          </table:table-cell>
          <table:table-cell table:number-columns-repeated="9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0.4" calcext:value-type="float">
            <text:p>0.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1.11" calcext:value-type="float">
            <text:p>1.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61" calcext:value-type="float">
            <text:p>16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93.66" calcext:value-type="float">
            <text:p>93.6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.1" calcext:value-type="float">
            <text:p>1.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7.81" calcext:value-type="float">
            <text:p>7.8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.82" calcext:value-type="float">
            <text:p>1.8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" table:style-name="ce13" office:value-type="float" office:value="2" calcext:value-type="float">
            <text:p>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0.7" calcext:value-type="float">
            <text:p>0.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75" calcext:value-type="float">
            <text:p>0.7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1,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63" calcext:value-type="float">
            <text:p>16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07" calcext:value-type="float">
            <text:p>0.07</text:p>
          </table:table-cell>
          <table:table-cell table:number-columns-repeated="10" table:style-name="ce13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0.8" calcext:value-type="float">
            <text:p>0.8</text:p>
          </table:table-cell>
          <table:table-cell table:style-name="ce26" office:value-type="float" office:value="15" calcext:value-type="float">
            <text:p>15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58" calcext:value-type="float">
            <text:p>0.5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1.02" calcext:value-type="float">
            <text:p>11.02</text:p>
          </table:table-cell>
          <table:table-cell table:number-columns-repeated="10" table:style-name="ce13" office:value-type="float" office:value="2" calcext:value-type="float">
            <text:p>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.6" calcext:value-type="float">
            <text:p>0.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2.35" calcext:value-type="float">
            <text:p>2.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65" calcext:value-type="float">
            <text:p>16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1.11" calcext:value-type="float">
            <text:p>11.1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.4" calcext:value-type="float">
            <text:p>1.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3.13" calcext:value-type="float">
            <text:p>3.1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24" calcext:value-type="float">
            <text:p>0.24</text:p>
          </table:table-cell>
          <table:table-cell table:number-columns-repeated="10" table:style-name="ce13" office:value-type="float" office:value="2" calcext:value-type="float">
            <text:p>2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.5" calcext:value-type="float">
            <text:p>2.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95" calcext:value-type="float">
            <text:p>0.9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67" calcext:value-type="float">
            <text:p>167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5.15" calcext:value-type="float">
            <text:p>5.1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8" table:style-name="ce13" office:value-type="float" office:value="2" calcext:value-type="float">
            <text:p>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.08" calcext:value-type="float">
            <text:p>1.0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9" calcext:value-type="float">
            <text:p>0.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62" calcext:value-type="float">
            <text:p>0.62</text:p>
          </table:table-cell>
          <table:table-cell table:number-columns-repeated="10" table:style-name="ce13" office:value-type="float" office:value="2" calcext:value-type="float">
            <text:p>2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0.3" calcext:value-type="float">
            <text:p>0.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87" calcext:value-type="float">
            <text:p>0.8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69" calcext:value-type="float">
            <text:p>16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58" calcext:value-type="float">
            <text:p>0.5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2" calcext:value-type="float">
            <text:p>2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0.8" calcext:value-type="float">
            <text:p>0.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4.18" calcext:value-type="float">
            <text:p>4.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09" calcext:value-type="float">
            <text:p>0.0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.1" calcext:value-type="float">
            <text:p>1.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1.46" calcext:value-type="float">
            <text:p>1.4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71" calcext:value-type="float">
            <text:p>17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5.43" calcext:value-type="float">
            <text:p>5.4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 table:style-name="ce13" office:value-type="float" office:value="2" calcext:value-type="float">
            <text:p>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0.4" calcext:value-type="float">
            <text:p>0.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92" calcext:value-type="float">
            <text:p>0.9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54.04" calcext:value-type="float">
            <text:p>54.0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float" office:value="2" calcext:value-type="float">
            <text:p>2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0.8" calcext:value-type="float">
            <text:p>0.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2.08" calcext:value-type="float">
            <text:p>2.0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73" calcext:value-type="float">
            <text:p>173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.51" calcext:value-type="float">
            <text:p>2.51</text:p>
          </table:table-cell>
          <table:table-cell table:number-columns-repeated="9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0.8" calcext:value-type="float">
            <text:p>0.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1.42" calcext:value-type="float">
            <text:p>1.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" table:number-columns-repeated="993"/>
          <table:table-cell/>
        </table:table-row>
        <table:table-row table:style-name="ro3">
          <table:table-cell office:value-type="float" office:value="174" calcext:value-type="float">
            <text:p>17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2" calcext:value-type="float">
            <text:p>0.2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0.5" calcext:value-type="float">
            <text:p>0.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1.05" calcext:value-type="float">
            <text:p>1.0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float" office:value="175" calcext:value-type="float">
            <text:p>17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9.25" calcext:value-type="float">
            <text:p>9.2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5.9" calcext:value-type="float">
            <text:p>5.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6" calcext:value-type="float">
            <text:p>0.6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64.41" calcext:value-type="float">
            <text:p>164.4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0.6" calcext:value-type="float">
            <text:p>0.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float" office:value="3.21" calcext:value-type="float">
            <text:p>3.21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177" calcext:value-type="float">
            <text:p>177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.68" calcext:value-type="float">
            <text:p>0.6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0.8" calcext:value-type="float">
            <text:p>0.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" calcext:value-type="float">
            <text:p>2</text:p>
          </table:table-cell>
          <table:table-cell table:style-name="ce4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178" calcext:value-type="float">
            <text:p>1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109.92" calcext:value-type="float">
            <text:p>109.9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2" calcext:value-type="float">
            <text:p>2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0.4" calcext:value-type="float">
            <text:p>0.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" calcext:value-type="float">
            <text:p>1</text:p>
          </table:table-cell>
          <table:table-cell table:style-name="ce5" office:value-type="float" office:value="2.5" calcext:value-type="float">
            <text:p>2.5</text:p>
          </table:table-cell>
          <table:table-cell table:style-name="ce28" office:value-type="float" office:value="3" calcext:value-type="float">
            <text:p>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993"/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76" calcext:value-type="float">
            <text:p>0.76</text:p>
          </table:table-cell>
          <table:table-cell table:number-columns-repeated="10" table:style-name="ce12" office:value-type="float" office:value="2" calcext:value-type="float">
            <text:p>2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466" calcext:value-type="float">
            <text:p>466.00</text:p>
          </table:table-cell>
          <table:table-cell table:style-name="ce6" office:value-type="float" office:value="0.8" calcext:value-type="float">
            <text:p>0.8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3.1" calcext:value-type="float">
            <text:p>173.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100.1" calcext:value-type="float">
            <text:p>100.10</text:p>
          </table:table-cell>
          <table:table-cell table:style-name="ce6" office:value-type="float" office:value="50" calcext:value-type="float">
            <text:p>50.00</text:p>
          </table:table-cell>
          <table:table-cell table:style-name="ce6" office:value-type="float" office:value="91" calcext:value-type="float">
            <text:p>91.00</text:p>
          </table:table-cell>
          <table:table-cell table:style-name="ce6" office:value-type="float" office:value="1.5" calcext:value-type="float">
            <text:p>1.5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.66" calcext:value-type="float">
            <text:p>3.6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8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6" calcext:value-type="float">
            <text:p>0.26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151" calcext:value-type="float">
            <text:p>151.00</text:p>
          </table:table-cell>
          <table:table-cell table:style-name="ce6" office:value-type="float" office:value="40" calcext:value-type="float">
            <text:p>40.00</text:p>
          </table:table-cell>
          <table:table-cell table:style-name="ce6" office:value-type="float" office:value="187" calcext:value-type="float">
            <text:p>187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.91" calcext:value-type="float">
            <text:p>2.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7.81" calcext:value-type="float">
            <text:p>7.81</text:p>
          </table:table-cell>
          <table:table-cell table:number-columns-repeated="10" table:style-name="ce12" office:value-type="float" office:value="2" calcext:value-type="float">
            <text:p>2</text:p>
          </table:table-cell>
          <table:table-cell table:style-name="ce6" office:value-type="float" office:value="62" calcext:value-type="float">
            <text:p>62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192" calcext:value-type="float">
            <text:p>192.00</text:p>
          </table:table-cell>
          <table:table-cell table:style-name="ce6" office:value-type="float" office:value="0.8" calcext:value-type="float">
            <text:p>0.8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9.87" calcext:value-type="float">
            <text:p>19.8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78" calcext:value-type="float">
            <text:p>78.00</text:p>
          </table:table-cell>
          <table:table-cell table:style-name="ce6" office:value-type="float" office:value="40" calcext:value-type="float">
            <text:p>40.00</text:p>
          </table:table-cell>
          <table:table-cell table:style-name="ce6" office:value-type="float" office:value="251" calcext:value-type="float">
            <text:p>251.00</text:p>
          </table:table-cell>
          <table:table-cell table:style-name="ce6" office:value-type="float" office:value="0.9" calcext:value-type="float">
            <text:p>0.9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.42" calcext:value-type="float">
            <text:p>2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.05" calcext:value-type="float">
            <text:p>8.0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6" office:value-type="float" office:value="61" calcext:value-type="float">
            <text:p>61.0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office:value-type="float" office:value="163" calcext:value-type="float">
            <text:p>163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.35" calcext:value-type="float">
            <text:p>6.3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109" calcext:value-type="float">
            <text:p>109.0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office:value-type="float" office:value="280" calcext:value-type="float">
            <text:p>280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.32" calcext:value-type="float">
            <text:p>4.3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6" office:value-type="float" office:value="98" calcext:value-type="float">
            <text:p>98.0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office:value-type="float" office:value="213" calcext:value-type="float">
            <text:p>213.00</text:p>
          </table:table-cell>
          <table:table-cell table:style-name="ce6" office:value-type="float" office:value="1.48" calcext:value-type="float">
            <text:p>1.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.77" calcext:value-type="float">
            <text:p>2.7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2" calcext:value-type="float">
            <text:p>2</text:p>
          </table:table-cell>
          <table:table-cell table:style-name="ce6" office:value-type="float" office:value="141" calcext:value-type="float">
            <text:p>141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300" calcext:value-type="float">
            <text:p>300.00</text:p>
          </table:table-cell>
          <table:table-cell table:style-name="ce6" office:value-type="float" office:value="0.8" calcext:value-type="float">
            <text:p>0.8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8" calcext:value-type="float">
            <text:p>0.28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table:style-name="ce6" office:value-type="float" office:value="62" calcext:value-type="float">
            <text:p>62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304" calcext:value-type="float">
            <text:p>304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.49" calcext:value-type="float">
            <text:p>5.4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6" office:value-type="float" office:value="43" calcext:value-type="float">
            <text:p>43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240" calcext:value-type="float">
            <text:p>240.00</text:p>
          </table:table-cell>
          <table:table-cell table:style-name="ce6" office:value-type="float" office:value="1.3" calcext:value-type="float">
            <text:p>1.3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0.05" calcext:value-type="float">
            <text:p>20.05</text:p>
          </table:table-cell>
          <table:table-cell table:number-columns-repeated="10" table:style-name="ce12" office:value-type="float" office:value="2" calcext:value-type="float">
            <text:p>2</text:p>
          </table:table-cell>
          <table:table-cell table:style-name="ce6" office:value-type="float" office:value="145" calcext:value-type="float">
            <text:p>145.00</text:p>
          </table:table-cell>
          <table:table-cell table:style-name="ce6" office:value-type="float" office:value="33" calcext:value-type="float">
            <text:p>33.00</text:p>
          </table:table-cell>
          <table:table-cell table:style-name="ce6" office:value-type="float" office:value="286" calcext:value-type="float">
            <text:p>286.00</text:p>
          </table:table-cell>
          <table:table-cell table:style-name="ce6" office:value-type="float" office:value="0.5" calcext:value-type="float">
            <text:p>0.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0</text:p>
          </table:table-cell>
          <table:table-cell table:number-columns-repeated="10" table:style-name="ce12" office:value-type="float" office:value="2" calcext:value-type="float">
            <text:p>2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420" calcext:value-type="float">
            <text:p>420.00</text:p>
          </table:table-cell>
          <table:table-cell table:style-name="ce6" office:value-type="float" office:value="0.9" calcext:value-type="float">
            <text:p>0.9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" calcext:value-type="float">
            <text:p>0.1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style-name="ce6" office:value-type="float" office:value="111" calcext:value-type="float">
            <text:p>111.00</text:p>
          </table:table-cell>
          <table:table-cell table:style-name="ce6" office:value-type="float" office:value="50" calcext:value-type="float">
            <text:p>50.00</text:p>
          </table:table-cell>
          <table:table-cell table:style-name="ce6" office:value-type="float" office:value="610" calcext:value-type="float">
            <text:p>610.00</text:p>
          </table:table-cell>
          <table:table-cell table:style-name="ce6" office:value-type="float" office:value="0.3" calcext:value-type="float">
            <text:p>0.3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.48" calcext:value-type="float">
            <text:p>2.48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33" calcext:value-type="float">
            <text:p>33.00</text:p>
          </table:table-cell>
          <table:table-cell table:style-name="ce6" office:value-type="float" office:value="248" calcext:value-type="float">
            <text:p>248.00</text:p>
          </table:table-cell>
          <table:table-cell table:style-name="ce6" office:value-type="float" office:value="1.3" calcext:value-type="float">
            <text:p>1.3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.01" calcext:value-type="float">
            <text:p>1.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60" calcext:value-type="float">
            <text:p>60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118" calcext:value-type="float">
            <text:p>118.00</text:p>
          </table:table-cell>
          <table:table-cell table:style-name="ce6" office:value-type="float" office:value="0.4" calcext:value-type="float">
            <text:p>0.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1,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79" calcext:value-type="float">
            <text:p>0.7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style-name="ce6" office:value-type="float" office:value="60" calcext:value-type="float">
            <text:p>60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office:value-type="float" office:value="91" calcext:value-type="float">
            <text:p>91.00</text:p>
          </table:table-cell>
          <table:table-cell table:style-name="ce6" office:value-type="float" office:value="2.5" calcext:value-type="float">
            <text:p>2.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7.46" calcext:value-type="float">
            <text:p>47.4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table:style-name="ce6" office:value-type="float" office:value="62" calcext:value-type="float">
            <text:p>62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office:value-type="float" office:value="138" calcext:value-type="float">
            <text:p>138.00</text:p>
          </table:table-cell>
          <table:table-cell table:style-name="ce6" office:value-type="float" office:value="0.8" calcext:value-type="float">
            <text:p>0.8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6.26" calcext:value-type="float">
            <text:p>136.2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138" calcext:value-type="float">
            <text:p>138.00</text:p>
          </table:table-cell>
          <table:table-cell table:style-name="ce6" office:value-type="float" office:value="60" calcext:value-type="float">
            <text:p>60.00</text:p>
          </table:table-cell>
          <table:table-cell table:style-name="ce6" office:value-type="float" office:value="163" calcext:value-type="float">
            <text:p>163.00</text:p>
          </table:table-cell>
          <table:table-cell table:style-name="ce6" office:value-type="float" office:value="0.8" calcext:value-type="float">
            <text:p>0.8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.91" calcext:value-type="float">
            <text:p>4.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1.98" calcext:value-type="float">
            <text:p>41.9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65" calcext:value-type="float">
            <text:p>65.00</text:p>
          </table:table-cell>
          <table:table-cell table:style-name="ce6" office:value-type="float" office:value="33" calcext:value-type="float">
            <text:p>33.00</text:p>
          </table:table-cell>
          <table:table-cell table:style-name="ce6" office:value-type="float" office:value="253" calcext:value-type="float">
            <text:p>253.00</text:p>
          </table:table-cell>
          <table:table-cell table:style-name="ce6" office:value-type="float" office:value="0.3" calcext:value-type="float">
            <text:p>0.3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.55" calcext:value-type="float">
            <text:p>4.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7.63" calcext:value-type="float">
            <text:p>97.6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.41" calcext:value-type="float">
            <text:p>4.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.11" calcext:value-type="float">
            <text:p>3.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201" calcext:value-type="float">
            <text:p>201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7.26" calcext:value-type="float">
            <text:p>7.2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2</text:p>
          </table:table-cell>
          <table:table-cell table:number-columns-repeated="994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473" calcext:value-type="float">
            <text:p>473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5.27" calcext:value-type="float">
            <text:p>45.2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6.4" calcext:value-type="float">
            <text:p>56.4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2.5" calcext:value-type="float">
            <text:p>22.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.94" calcext:value-type="float">
            <text:p>2.9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2.44" calcext:value-type="float">
            <text:p>42.4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379" calcext:value-type="float">
            <text:p>379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.96" calcext:value-type="float">
            <text:p>1.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.72" calcext:value-type="float">
            <text:p>3.7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388" calcext:value-type="float">
            <text:p>388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.63" calcext:value-type="float">
            <text:p>3.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9.32" calcext:value-type="float">
            <text:p>9.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.68" calcext:value-type="float">
            <text:p>2.6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1,2</text:p>
          </table:table-cell>
          <table:table-cell table:number-columns-repeated="994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242" calcext:value-type="float">
            <text:p>242</text:p>
          </table:table-cell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.84" calcext:value-type="float">
            <text:p>1.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.47" calcext:value-type="float">
            <text:p>8.4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.84" calcext:value-type="float">
            <text:p>1.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236" calcext:value-type="float">
            <text:p>236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20.95" calcext:value-type="float">
            <text:p>20.95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.45" calcext:value-type="float">
            <text:p>2.4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6.16" calcext:value-type="float">
            <text:p>6.16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169" calcext:value-type="float">
            <text:p>169</text:p>
          </table:table-cell>
          <table:table-cell office:value-type="float" office:value="6.8" calcext:value-type="float">
            <text:p>6.8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44.92" calcext:value-type="float">
            <text:p>44.9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658" calcext:value-type="float">
            <text:p>658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264" calcext:value-type="float">
            <text:p>264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.11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.09" calcext:value-type="float">
            <text:p>4.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308" calcext:value-type="float">
            <text:p>308</text:p>
          </table:table-cell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.81" calcext:value-type="float">
            <text:p>2.8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.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378" calcext:value-type="float">
            <text:p>378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0.99" calcext:value-type="float">
            <text:p>50.99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4.78" calcext:value-type="float">
            <text:p>4.7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office:value-type="float" office:value="417" calcext:value-type="float">
            <text:p>417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5.54" calcext:value-type="float">
            <text:p>15.5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float" office:value="243" calcext:value-type="float">
            <text:p>243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.61" calcext:value-type="float">
            <text:p>7.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7.74" calcext:value-type="float">
            <text:p>37.7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.85" calcext:value-type="float">
            <text:p>2.8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209" calcext:value-type="float">
            <text:p>209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.94" calcext:value-type="float">
            <text:p>5.9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1.14" calcext:value-type="float">
            <text:p>51.1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31.03" calcext:value-type="float">
            <text:p>131.03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182" calcext:value-type="float">
            <text:p>182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8.45" calcext:value-type="float">
            <text:p>18.4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4.85" calcext:value-type="float">
            <text:p>34.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1.6" calcext:value-type="float">
            <text:p>11.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.13" calcext:value-type="float">
            <text:p>4.13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237" calcext:value-type="float">
            <text:p>237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100" calcext:value-type="float">
            <text:p>100</text:p>
          </table:table-cell>
          <table:table-cell office:value-type="float" office:value="318" calcext:value-type="float">
            <text:p>318</text:p>
          </table:table-cell>
          <table:table-cell office:value-type="float" office:value="1.3" calcext:value-type="float">
            <text:p>1.3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6.48" calcext:value-type="float">
            <text:p>6.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207" calcext:value-type="float">
            <text:p>207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.57" calcext:value-type="float">
            <text:p>3.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4.09" calcext:value-type="float">
            <text:p>14.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6.02" calcext:value-type="float">
            <text:p>96.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.27" calcext:value-type="float">
            <text:p>3.2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.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63.21" calcext:value-type="float">
            <text:p>63.2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215" calcext:value-type="float">
            <text:p>215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349" calcext:value-type="float">
            <text:p>349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0.02" calcext:value-type="float">
            <text:p>40.0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.33" calcext:value-type="float">
            <text:p>7.3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1.2" calcext:value-type="float">
            <text:p>1.2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258" calcext:value-type="float">
            <text:p>258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.6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.8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.88" calcext:value-type="float">
            <text:p>4.88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184" calcext:value-type="float">
            <text:p>184</text:p>
          </table:table-cell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247" calcext:value-type="float">
            <text:p>247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6.52" calcext:value-type="float">
            <text:p>6.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338" calcext:value-type="float">
            <text:p>338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197" calcext:value-type="float">
            <text:p>19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31.67" calcext:value-type="float">
            <text:p>131.67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.59" calcext:value-type="float">
            <text:p>3.5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0.33" calcext:value-type="float">
            <text:p>20.33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.74" calcext:value-type="float">
            <text:p>2.7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61" calcext:value-type="float">
            <text:p>261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5.59" calcext:value-type="float">
            <text:p>15.5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258" calcext:value-type="float">
            <text:p>258</text:p>
          </table:table-cell>
          <table:table-cell office:value-type="float" office:value="1.1" calcext:value-type="float">
            <text:p>1.1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3.45" calcext:value-type="float">
            <text:p>3.4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.98" calcext:value-type="float">
            <text:p>6.9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62" calcext:value-type="float">
            <text:p>262</text:p>
          </table:table-cell>
          <table:table-cell office:value-type="float" office:value="96" calcext:value-type="float">
            <text:p>96</text:p>
          </table:table-cell>
          <table:table-cell office:value-type="float" office:value="1.3" calcext:value-type="float">
            <text:p>1.3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203" calcext:value-type="float">
            <text:p>203</text:p>
          </table:table-cell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4.66" calcext:value-type="float">
            <text:p>54.6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office:value-type="float" office:value="1.8" calcext:value-type="float">
            <text:p>1.8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9.24" calcext:value-type="float">
            <text:p>19.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277" calcext:value-type="float">
            <text:p>277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.4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282" calcext:value-type="float">
            <text:p>282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.73" calcext:value-type="float">
            <text:p>4.73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236" calcext:value-type="float">
            <text:p>236</text:p>
          </table:table-cell>
          <table:table-cell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.89" calcext:value-type="float">
            <text:p>2.8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.97" calcext:value-type="float">
            <text:p>2.97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167" calcext:value-type="float">
            <text:p>167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.07" calcext:value-type="float">
            <text:p>5.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.64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91" calcext:value-type="float">
            <text:p>291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338" calcext:value-type="float">
            <text:p>338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.69" calcext:value-type="float">
            <text:p>0.69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275" calcext:value-type="float">
            <text:p>275</text:p>
          </table:table-cell>
          <table:table-cell office:value-type="float" office:value="5.4" calcext:value-type="float">
            <text:p>5.4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4.19" calcext:value-type="float">
            <text:p>4.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236" calcext:value-type="float">
            <text:p>236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.64" calcext:value-type="float">
            <text:p>2.6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618" calcext:value-type="float">
            <text:p>618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.93" calcext:value-type="float">
            <text:p>4.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326" calcext:value-type="float">
            <text:p>326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.91" calcext:value-type="float">
            <text:p>2.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0.95" calcext:value-type="float">
            <text:p>10.95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2.9" calcext:value-type="float">
            <text:p>2.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  <table:table-cell office:value-type="float" office:value="414" calcext:value-type="float">
            <text:p>414</text:p>
          </table:table-cell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7.03" calcext:value-type="float">
            <text:p>17.0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office:value-type="float" office:value="174" calcext:value-type="float">
            <text:p>17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2.28" calcext:value-type="float">
            <text:p>2.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162" calcext:value-type="float">
            <text:p>162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45.23" calcext:value-type="float">
            <text:p>45.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2.4" calcext:value-type="float">
            <text:p>62.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1.7" calcext:value-type="float">
            <text:p>1.7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6.34" calcext:value-type="float">
            <text:p>6.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.08" calcext:value-type="float">
            <text:p>7.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217" calcext:value-type="float">
            <text:p>217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4">
          <table:table-cell office:value-type="float" office:value="291" calcext:value-type="float">
            <text:p>29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44" calcext:value-type="float">
            <text:p>44</text:p>
          </table:table-cell>
          <table:table-cell office:value-type="float" office:value="338" calcext:value-type="float">
            <text:p>338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316" calcext:value-type="float">
            <text:p>316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293" calcext:value-type="float">
            <text:p>29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6.87" calcext:value-type="float">
            <text:p>36.87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3.84" calcext:value-type="float">
            <text:p>3.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float" office:value="219" calcext:value-type="float">
            <text:p>219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.79" calcext:value-type="float">
            <text:p>2.7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7.98" calcext:value-type="float">
            <text:p>7.9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282" calcext:value-type="float">
            <text:p>28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595" calcext:value-type="float">
            <text:p>595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.48" calcext:value-type="float">
            <text:p>2.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329" calcext:value-type="float">
            <text:p>329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.07" calcext:value-type="float">
            <text:p>7.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0.64" calcext:value-type="float">
            <text:p>30.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2.78" calcext:value-type="float">
            <text:p>12.7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312" calcext:value-type="float">
            <text:p>312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9.92" calcext:value-type="float">
            <text:p>49.9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.05" calcext:value-type="float">
            <text:p>8.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233" calcext:value-type="float">
            <text:p>233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208" calcext:value-type="float">
            <text:p>208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8.22" calcext:value-type="float">
            <text:p>18.2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1.3" calcext:value-type="float">
            <text:p>1.3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21.48" calcext:value-type="float">
            <text:p>121.48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26" calcext:value-type="float">
            <text:p>526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329" calcext:value-type="float">
            <text:p>329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</text:p>
          </table:table-cell>
          <table:table-cell table:number-columns-repeated="994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177" calcext:value-type="float">
            <text:p>177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.41" calcext:value-type="float">
            <text:p>1.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306" calcext:value-type="float">
            <text:p>306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.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178" calcext:value-type="float">
            <text:p>178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183" calcext:value-type="float">
            <text:p>183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9.79" calcext:value-type="float">
            <text:p>39.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.84" calcext:value-type="float">
            <text:p>2.8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95" calcext:value-type="float">
            <text:p>95</text:p>
          </table:table-cell>
          <table:table-cell office:value-type="float" office:value="253" calcext:value-type="float">
            <text:p>253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215" calcext:value-type="float">
            <text:p>215</text:p>
          </table:table-cell>
          <table:table-cell office:value-type="float" office:value="2.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423" calcext:value-type="float">
            <text:p>423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52.5" calcext:value-type="float">
            <text:p>252.5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.06" calcext:value-type="float">
            <text:p>3.0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7.61" calcext:value-type="float">
            <text:p>27.6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.69" calcext:value-type="float">
            <text:p>3.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225" calcext:value-type="float">
            <text:p>225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3.48" calcext:value-type="float">
            <text:p>23.48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6.92" calcext:value-type="float">
            <text:p>16.9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.76" calcext:value-type="float">
            <text:p>2.7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2.74" calcext:value-type="float">
            <text:p>12.74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.3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371" calcext:value-type="float">
            <text:p>371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717" calcext:value-type="float">
            <text:p>717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404" calcext:value-type="float">
            <text:p>404</text:p>
          </table:table-cell>
          <table:table-cell office:value-type="float" office:value="1.3" calcext:value-type="float">
            <text:p>1.3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.11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5.26" calcext:value-type="float">
            <text:p>25.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39" calcext:value-type="float">
            <text:p>239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.58" calcext:value-type="float">
            <text:p>2.58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257" calcext:value-type="float">
            <text:p>25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.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55" calcext:value-type="float">
            <text:p>455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296" calcext:value-type="float">
            <text:p>296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429" calcext:value-type="float">
            <text:p>429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7.93" calcext:value-type="float">
            <text:p>17.93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.94" calcext:value-type="float">
            <text:p>7.9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2.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2</text:p>
          </table:table-cell>
          <table:table-cell table:number-columns-repeated="994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383" calcext:value-type="float">
            <text:p>383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.98" calcext:value-type="float">
            <text:p>6.9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327" calcext:value-type="float">
            <text:p>327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.14" calcext:value-type="float">
            <text:p>5.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225" calcext:value-type="float">
            <text:p>225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312" calcext:value-type="float">
            <text:p>31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76" calcext:value-type="float">
            <text:p>176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2.47" calcext:value-type="float">
            <text:p>2.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303" calcext:value-type="float">
            <text:p>303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.8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office:value-type="float" office:value="279" calcext:value-type="float">
            <text:p>279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.17" calcext:value-type="float">
            <text:p>14.17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83" calcext:value-type="float">
            <text:p>183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5.76" calcext:value-type="float">
            <text:p>15.76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726" calcext:value-type="float">
            <text:p>726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.41" calcext:value-type="float">
            <text:p>1.4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431" calcext:value-type="float">
            <text:p>431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.89" calcext:value-type="float">
            <text:p>8.8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 2</text:p>
          </table:table-cell>
          <table:table-cell table:style-name="ce33" office:value-type="string" calcext:value-type="string">
            <text:p>1, 2</text:p>
          </table:table-cell>
          <table:table-cell office:value-type="string" calcext:value-type="string">
            <text:p>1,2</text:p>
          </table:table-cell>
          <table:table-cell table:number-columns-repeated="994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office:value-type="float" office:value="268" calcext:value-type="float">
            <text:p>268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.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309" calcext:value-type="float">
            <text:p>309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 3</text:p>
          </table:table-cell>
          <table:table-cell table:number-columns-repeated="994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6.63" calcext:value-type="float">
            <text:p>6.63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273" calcext:value-type="float">
            <text:p>273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31" calcext:value-type="float">
            <text:p>331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8.19" calcext:value-type="float">
            <text:p>28.1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235" calcext:value-type="float">
            <text:p>235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6.67" calcext:value-type="float">
            <text:p>6.6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216" calcext:value-type="float">
            <text:p>216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253" calcext:value-type="float">
            <text:p>253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239" calcext:value-type="float">
            <text:p>239</text:p>
          </table:table-cell>
          <table:table-cell office:value-type="float" office:value="1.9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4.84" calcext:value-type="float">
            <text:p>134.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277" calcext:value-type="float">
            <text:p>277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.64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3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1,2</text:p>
          </table:table-cell>
          <table:table-cell table:number-columns-repeated="99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ale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emale</text:p>
          </table:table-cell>
          <table:table-cell table:number-columns-repeated="1018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ature_meaning" table:style-name="ta2">
        <office:forms form:automatic-focus="false" form:apply-design-mode="false"/>
        <table:table-column table:style-name="co1" table:number-columns-repeated="23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number-columns-repeated="2" table:default-cell-style-name="ce121"/>
        <table:table-column table:style-name="co1" table:number-columns-repeated="995" table:default-cell-style-name="Default"/>
        <table:table-row table:style-name="ro5">
          <table:table-cell table:style-name="ce67" office:value-type="string" calcext:value-type="string">
            <text:p>Age</text:p>
          </table:table-cell>
          <table:table-cell table:style-name="ce67" office:value-type="string" calcext:value-type="string">
            <text:p>Sex</text:p>
          </table:table-cell>
          <table:table-cell table:style-name="ce67" office:value-type="string" calcext:value-type="string">
            <text:p>Initial PCT value</text:p>
          </table:table-cell>
          <table:table-cell table:style-name="ce78" office:value-type="string" calcext:value-type="string">
            <text:p>Diabetes Mellitus (DM) </text:p>
          </table:table-cell>
          <table:table-cell table:style-name="ce78" office:value-type="string" calcext:value-type="string">
            <text:p>Hypertension (HTN)</text:p>
          </table:table-cell>
          <table:table-cell table:style-name="ce78" office:value-type="string" calcext:value-type="string">
            <text:p>Chronic Obstructive Pulmonary Disease (COPD)</text:p>
          </table:table-cell>
          <table:table-cell table:style-name="ce78" office:value-type="string" calcext:value-type="string">
            <text:p>Coronary Artery Disease (CAD)</text:p>
          </table:table-cell>
          <table:table-cell table:style-name="ce78" office:value-type="string" calcext:value-type="string">
            <text:p>Congestive Heart Failure (CHF) </text:p>
          </table:table-cell>
          <table:table-cell table:style-name="ce85" office:value-type="string" calcext:value-type="string">
            <text:p>Chronic Kidney Disease without dialysis (CKD w/o dialysis)</text:p>
          </table:table-cell>
          <table:table-cell table:style-name="ce85" office:value-type="string" calcext:value-type="string">
            <text:p>Chronic Kidney Disease with dialysis (CKD with dialysis)</text:p>
          </table:table-cell>
          <table:table-cell table:style-name="ce86" office:value-type="string" calcext:value-type="string">
            <text:p>Atrial fibrillation (Afib) </text:p>
          </table:table-cell>
          <table:table-cell table:style-name="ce78" office:value-type="string" calcext:value-type="string">
            <text:p>Pulmonary Embolism (PE) </text:p>
          </table:table-cell>
          <table:table-cell table:style-name="ce86" office:value-type="string" calcext:value-type="string">
            <text:p>Cancer</text:p>
          </table:table-cell>
          <table:table-cell table:style-name="ce114" office:value-type="string" calcext:value-type="string" table:number-columns-spanned="2" table:number-rows-spanned="1">
            <text:p>Respiration</text:p>
          </table:table-cell>
          <table:covered-table-cell table:style-name="ce67"/>
          <table:table-cell table:style-name="ce67" office:value-type="string" calcext:value-type="string">
            <text:p>Platelets</text:p>
          </table:table-cell>
          <table:table-cell table:style-name="ce67" office:value-type="string" calcext:value-type="string">
            <text:p>Bilirubin</text:p>
          </table:table-cell>
          <table:table-cell table:style-name="ce86" office:value-type="string" calcext:value-type="string">
            <text:p>Glasgow Coma Scale</text:p>
          </table:table-cell>
          <table:table-cell table:style-name="ce86" office:value-type="string" calcext:value-type="string">
            <text:p>Mean Arterial Pressure</text:p>
          </table:table-cell>
          <table:table-cell table:style-name="ce86" office:value-type="string" calcext:value-type="string">
            <text:p>Vasopressors (sepsis shock)</text:p>
          </table:table-cell>
          <table:table-cell table:style-name="ce67" office:value-type="string" calcext:value-type="string">
            <text:p>Creatinine</text:p>
          </table:table-cell>
          <table:table-cell table:style-name="ce86" office:value-type="string" calcext:value-type="string">
            <text:p>Urine output/24 hours</text:p>
          </table:table-cell>
          <table:table-cell table:style-name="ce86" office:value-type="string" calcext:value-type="string">
            <text:p>SOFA score</text:p>
          </table:table-cell>
          <table:table-cell table:style-name="ce86" office:value-type="string" calcext:value-type="string">
            <text:p>Outcome</text:p>
          </table:table-cell>
          <table:table-cell table:style-name="ce119" office:value-type="string" calcext:value-type="string">
            <text:p>Anatomical site</text:p>
          </table:table-cell>
          <table:table-cell table:style-name="ce119" office:value-type="string" calcext:value-type="string">
            <text:p>Extent of infection</text:p>
          </table:table-cell>
          <table:table-cell table:style-name="ce119" office:value-type="string" calcext:value-type="string">
            <text:p>Microorganism</text:p>
          </table:table-cell>
          <table:table-cell table:style-name="ce87" office:value-type="string" calcext:value-type="string">
            <text:p>ADDED survival</text:p>
          </table:table-cell>
          <table:table-cell table:style-name="ce94" office:value-type="string" calcext:value-type="string">
            <text:p>ADDED patient transfered to the ICU</text:p>
          </table:table-cell>
          <table:table-cell table:number-columns-repeated="995"/>
        </table:table-row>
        <table:table-row table:style-name="ro6">
          <table:table-cell table:style-name="ce108" table:number-columns-repeated="2"/>
          <table:table-cell table:style-name="ce110"/>
          <table:table-cell table:style-name="ce111" table:number-columns-repeated="5"/>
          <table:table-cell table:style-name="ce112" table:number-columns-repeated="2"/>
          <table:table-cell table:style-name="ce113"/>
          <table:table-cell table:style-name="ce111"/>
          <table:table-cell table:style-name="ce113"/>
          <table:table-cell table:style-name="ce67" office:value-type="string" calcext:value-type="string">
            <text:p>Arterial pressure of oxygen [PaO2 (mmHg)]</text:p>
          </table:table-cell>
          <table:table-cell table:style-name="ce67" office:value-type="string" calcext:value-type="string">
            <text:p>Fraction of inspired oxygen [FiO2 (%)]</text:p>
          </table:table-cell>
          <table:table-cell table:style-name="ce115" office:value-type="string" calcext:value-type="string">
            <text:p>x10^3/microL</text:p>
          </table:table-cell>
          <table:table-cell table:style-name="ce115" office:value-type="string" calcext:value-type="string">
            <text:p>mg/dL</text:p>
          </table:table-cell>
          <table:table-cell table:style-name="ce116"/>
          <table:table-cell table:style-name="ce116" office:value-type="string" calcext:value-type="string">
            <text:p>mmHg</text:p>
          </table:table-cell>
          <table:table-cell table:style-name="ce116"/>
          <table:table-cell table:style-name="ce115" office:value-type="string" calcext:value-type="string">
            <text:p>mg/dL</text:p>
          </table:table-cell>
          <table:table-cell table:style-name="ce116" office:value-type="string" calcext:value-type="string">
            <text:p>mL/24 hrs</text:p>
          </table:table-cell>
          <table:table-cell table:style-name="ce116"/>
          <table:table-cell table:style-name="ce86"/>
          <table:table-cell table:style-name="ce109" table:number-columns-repeated="3"/>
          <table:table-cell table:style-name="ce89"/>
          <table:table-cell table:style-name="ce95"/>
          <table:table-cell table:number-columns-repeated="995"/>
        </table:table-row>
        <table:table-row table:style-name="ro7">
          <table:table-cell table:style-name="ce109"/>
          <table:table-cell table:style-name="ce109" office:value-type="string" calcext:value-type="string">
            <text:p>1 = Male</text:p>
          </table:table-cell>
          <table:table-cell table:style-name="ce109"/>
          <table:table-cell table:number-columns-repeated="10" table:style-name="ce109" office:value-type="string" calcext:value-type="string">
            <text:p>1 = Yes</text:p>
          </table:table-cell>
          <table:table-cell table:style-name="ce109" table:number-columns-repeated="6"/>
          <table:table-cell table:style-name="ce109" office:value-type="string" calcext:value-type="string">
            <text:p>1 = Yes</text:p>
          </table:table-cell>
          <table:table-cell table:style-name="ce109"/>
          <table:table-cell table:style-name="ce109" office:value-type="string" calcext:value-type="string">
            <text:p>1 = &gt;500</text:p>
          </table:table-cell>
          <table:table-cell table:style-name="ce109"/>
          <table:table-cell table:style-name="ce117" office:value-type="string" calcext:value-type="string">
            <text:p>1 = Patient improves and is discharged;</text:p>
          </table:table-cell>
          <table:table-cell table:style-name="ce109" office:value-type="string" calcext:value-type="string">
            <text:p>1 = PNA</text:p>
          </table:table-cell>
          <table:table-cell table:style-name="ce109" office:value-type="string" calcext:value-type="string">
            <text:p>1 = Bacteremia</text:p>
          </table:table-cell>
          <table:table-cell table:style-name="ce109" office:value-type="string" calcext:value-type="string">
            <text:p>1 = Gram positive</text:p>
          </table:table-cell>
          <table:table-cell table:style-name="ce92" office:value-type="string" calcext:value-type="string">
            <text:p>Outcome = 1 or Outcome = 3 =&gt; no</text:p>
          </table:table-cell>
          <table:table-cell table:style-name="ce96" office:value-type="string" calcext:value-type="string">
            <text:p>Outcome = 1 or Outcome = 2 =&gt; no</text:p>
          </table:table-cell>
          <table:table-cell table:number-columns-repeated="995"/>
        </table:table-row>
        <table:table-row table:style-name="ro7">
          <table:table-cell table:style-name="ce109"/>
          <table:table-cell table:style-name="ce109" office:value-type="string" calcext:value-type="string">
            <text:p>2 = Female</text:p>
          </table:table-cell>
          <table:table-cell table:style-name="ce109"/>
          <table:table-cell table:number-columns-repeated="10" table:style-name="ce109" office:value-type="string" calcext:value-type="string">
            <text:p>2 = No</text:p>
          </table:table-cell>
          <table:table-cell table:style-name="ce109" table:number-columns-repeated="6"/>
          <table:table-cell table:style-name="ce109" office:value-type="string" calcext:value-type="string">
            <text:p>2 = No</text:p>
          </table:table-cell>
          <table:table-cell table:style-name="ce109"/>
          <table:table-cell table:style-name="ce109" office:value-type="string" calcext:value-type="string">
            <text:p>2 = 200-500</text:p>
          </table:table-cell>
          <table:table-cell table:style-name="ce109"/>
          <table:table-cell table:style-name="ce118" office:value-type="string" calcext:value-type="string">
            <text:p>2 = Patient dies on the ward floor;</text:p>
          </table:table-cell>
          <table:table-cell table:style-name="ce109" office:value-type="string" calcext:value-type="string">
            <text:p>2 = UTI</text:p>
          </table:table-cell>
          <table:table-cell table:style-name="ce109" office:value-type="string" calcext:value-type="string">
            <text:p>2 = Focal infection</text:p>
          </table:table-cell>
          <table:table-cell table:style-name="ce109" office:value-type="string" calcext:value-type="string">
            <text:p>2 = Gram negative</text:p>
          </table:table-cell>
          <table:table-cell table:style-name="ce92" office:value-type="string" calcext:value-type="string">
            <text:p>Outcome = 2 or Outcome = 4 =&gt; yes</text:p>
          </table:table-cell>
          <table:table-cell table:style-name="ce96" office:value-type="string" calcext:value-type="string">
            <text:p>Outcome = 3 or Outcome = 4 =&gt; yes</text:p>
          </table:table-cell>
          <table:table-cell table:number-columns-repeated="995"/>
        </table:table-row>
        <table:table-row table:style-name="ro8">
          <table:table-cell table:style-name="ce109" table:number-columns-repeated="21"/>
          <table:table-cell table:style-name="ce109" office:value-type="string" calcext:value-type="string">
            <text:p>3 = &lt;200</text:p>
          </table:table-cell>
          <table:table-cell table:style-name="ce109"/>
          <table:table-cell table:style-name="ce117" office:value-type="string" calcext:value-type="string">
            <text:p>3 = Patient is admitted to or transferred to the ICU and dies;</text:p>
          </table:table-cell>
          <table:table-cell table:style-name="ce109" office:value-type="string" calcext:value-type="string">
            <text:p>3 = MSK</text:p>
          </table:table-cell>
          <table:table-cell table:style-name="ce121" office:value-type="string" calcext:value-type="string">
            <text:p>Added:</text:p>
          </table:table-cell>
          <table:table-cell table:style-name="ce109" office:value-type="string" calcext:value-type="string">
            <text:p>3 = unspecified</text:p>
          </table:table-cell>
          <table:table-cell table:style-name="ce93" office:value-type="string" calcext:value-type="string">
            <text:p>FORMULA = OR(outcome=2,outcome=4)</text:p>
          </table:table-cell>
          <table:table-cell table:number-columns-repeated="996"/>
        </table:table-row>
        <table:table-row table:style-name="ro9">
          <table:table-cell table:style-name="ce109" table:number-columns-repeated="23"/>
          <table:table-cell table:style-name="ce117" office:value-type="string" calcext:value-type="string">
            <text:p>4 = Patient is admitted to or transferred to the ICU, improves and is subsequently discharged.</text:p>
            <text:p/>
          </table:table-cell>
          <table:table-cell table:style-name="ce109" office:value-type="string" calcext:value-type="string">
            <text:p>4 = Brain</text:p>
          </table:table-cell>
          <table:table-cell table:style-name="ce121" office:value-type="string" calcext:value-type="string">
            <text:p>3 = 1, 2</text:p>
          </table:table-cell>
          <table:table-cell table:style-name="ce109" office:value-type="string" calcext:value-type="string">
            <text:p>4 = viral</text:p>
          </table:table-cell>
          <table:table-cell table:number-columns-repeated="997"/>
        </table:table-row>
        <table:table-row table:style-name="ro10">
          <table:table-cell table:style-name="ce109" table:number-columns-repeated="24"/>
          <table:table-cell table:style-name="ce109" office:value-type="string" calcext:value-type="string">
            <text:p>5 = Heart</text:p>
          </table:table-cell>
          <table:table-cell table:style-name="ce109"/>
          <table:table-cell table:style-name="ce121" office:value-type="string" calcext:value-type="string">
            <text:p>Added:</text:p>
          </table:table-cell>
          <table:table-cell table:number-columns-repeated="997"/>
        </table:table-row>
        <table:table-row table:style-name="ro10">
          <table:table-cell table:style-name="ce109" table:number-columns-repeated="24"/>
          <table:table-cell table:style-name="ce109" office:value-type="string" calcext:value-type="string">
            <text:p>6 = GI</text:p>
          </table:table-cell>
          <table:table-cell table:style-name="ce109"/>
          <table:table-cell table:style-name="ce121" office:value-type="string" calcext:value-type="string">
            <text:p>5 = 1, 2</text:p>
          </table:table-cell>
          <table:table-cell table:number-columns-repeated="997"/>
        </table:table-row>
        <table:table-row table:style-name="ro11">
          <table:table-cell table:style-name="ce109" table:number-columns-repeated="24"/>
          <table:table-cell table:style-name="ce109" office:value-type="string" calcext:value-type="string">
            <text:p>7 = unspecified </text:p>
          </table:table-cell>
          <table:table-cell table:style-name="ce109"/>
          <table:table-cell table:style-name="ce122" office:value-type="string" calcext:value-type="string">
            <text:p>6 = 2, 3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4"/>
          <table:table-cell table:style-name="ce121" office:value-type="string" calcext:value-type="string">
            <text:p>Added:</text:p>
          </table:table-cell>
          <table:table-cell table:number-columns-repeated="999"/>
        </table:table-row>
        <table:table-row table:style-name="ro2">
          <table:table-cell table:number-columns-repeated="24"/>
          <table:table-cell table:style-name="ce121" office:value-type="string" calcext:value-type="string">
            <text:p>8 = 1, 2</text:p>
          </table:table-cell>
          <table:table-cell table:number-columns-repeated="999"/>
        </table:table-row>
        <table:table-row table:style-name="ro10">
          <table:table-cell table:number-columns-repeated="24"/>
          <table:table-cell table:style-name="ce121" office:value-type="string" calcext:value-type="string">
            <text:p><text:span text:style-name="T1">9 = </text:span><text:span text:style-name="T2">1, 6</text:span></text:p>
          </table:table-cell>
          <table:table-cell table:number-columns-repeated="999"/>
        </table:table-row>
        <table:table-row table:style-name="ro2">
          <table:table-cell table:number-columns-repeated="24"/>
          <table:table-cell table:style-name="ce121" office:value-type="string" calcext:value-type="string">
            <text:p>10 = 1,2,3</text:p>
          </table:table-cell>
          <table:table-cell table:number-columns-repeated="999"/>
        </table:table-row>
        <table:table-row table:style-name="ro2">
          <table:table-cell table:number-columns-repeated="24"/>
          <table:table-cell table:style-name="ce121" office:value-type="string" calcext:value-type="string">
            <text:p>11 = 1,3</text:p>
          </table:table-cell>
          <table:table-cell table:number-columns-repeated="999"/>
        </table:table-row>
        <table:table-row table:style-name="ro2">
          <table:table-cell table:number-columns-repeated="24"/>
          <table:table-cell table:style-name="ce121" office:value-type="string" calcext:value-type="string">
            <text:p>12= 1,4</text:p>
          </table:table-cell>
          <table:table-cell table:number-columns-repeated="999"/>
        </table:table-row>
        <table:table-row table:style-name="ro2">
          <table:table-cell table:number-columns-repeated="24"/>
          <table:table-cell table:style-name="ce121" office:value-type="string" calcext:value-type="string">
            <text:p>13 = 2,3</text:p>
          </table:table-cell>
          <table:table-cell table:number-columns-repeated="999"/>
        </table:table-row>
        <table:table-row table:style-name="ro2">
          <table:table-cell table:number-columns-repeated="24"/>
          <table:table-cell table:style-name="ce121" office:value-type="string" calcext:value-type="string">
            <text:p>14 = 3, 6</text:p>
          </table:table-cell>
          <table:table-cell table:number-columns-repeated="999"/>
        </table:table-row>
        <table:table-row table:style-name="ro2">
          <table:table-cell table:number-columns-repeated="24"/>
          <table:table-cell table:style-name="ce121" office:value-type="string" calcext:value-type="string">
            <text:p>15 = 6, 1</text:p>
          </table:table-cell>
          <table:table-cell table:number-columns-repeated="999"/>
        </table:table-row>
        <table:table-row table:style-name="ro2">
          <table:table-cell table:number-columns-repeated="24"/>
          <table:table-cell table:style-name="ce121" office:value-type="string" calcext:value-type="string">
            <text:p>16 = 7, 2</text:p>
          </table:table-cell>
          <table:table-cell table:number-columns-repeated="99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M" table:base-cell-address="$data.$A$1" table:cell-range-address="$data.$E$1:.$E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00-00-00</text:date>, <text:time style:data-style-name="N2" text:time-value="10:15:44.828036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nus, Iram M.</meta:initial-creator>
    <meta:print-date>2017-02-02T16:24:24</meta:print-date>
    <meta:creation-date>2017-02-02T16:13:21</meta:creation-date>
    <dc:date>2018-12-13T11:02:28.454736959</dc:date>
    <meta:generator>LibreOffice/6.0.6.2$Linux_X86_64 LibreOffice_project/00m0$Build-2</meta:generator>
    <meta:editing-duration>PT46M23S</meta:editing-duration>
    <meta:editing-cycles>7</meta:editing-cycles>
    <meta:document-statistic meta:table-count="2" meta:cell-count="11060" meta:object-count="0"/>
    <meta:user-defined meta:name="AppVersion">16.0300</meta:user-defined>
    <meta:user-defined meta:name="Company">UnityPoint Heal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